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034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36cm" fo:padding-bottom="0.136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5840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41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4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8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84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8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84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84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84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584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585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5851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5852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5853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585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85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85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85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585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585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586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586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86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5863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5864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none" draw:stroke-dash="Dashed_20__28_var_29__20_5865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none" draw:stroke-dash="Dashed_20__28_var_29__20_5866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586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586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586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dash" draw:stroke-dash="Dashed_20__28_var_29__20_603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587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587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dash" draw:stroke-dash="Dashed_20__28_var_29__20_60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587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587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none" draw:stroke-dash="Dashed_20__28_var_29__20_5874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>
      <style:graphic-properties draw:stroke="none" draw:stroke-dash="Dashed_20__28_var_29__20_5875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58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58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587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587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ed_20__28_var_29__20_588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588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588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588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588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5885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>
      <style:graphic-properties draw:stroke="none" draw:stroke-dash="Dashed_20__28_var_29__20_5886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>
      <style:graphic-properties draw:stroke="none" draw:stroke-dash="Dashed_20__28_var_29__20_5887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>
      <style:graphic-properties draw:stroke="none" draw:stroke-dash="Dashed_20__28_var_29__20_5888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>
      <style:graphic-properties draw:stroke="solid" draw:stroke-dash="Dashed_20__28_var_29__20_588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>
      <style:graphic-properties draw:stroke="solid" draw:stroke-dash="Dashed_20__28_var_29__20_589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ed_20__28_var_29__20_589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ed_20__28_var_29__20_589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>
      <style:graphic-properties draw:stroke="solid" draw:stroke-dash="Dashed_20__28_var_29__20_589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dash" draw:stroke-dash="Dashed_20__28_var_29__20_603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589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ed_20__28_var_29__20_589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none" draw:stroke-dash="Dashed_20__28_var_29__20_5896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>
      <style:graphic-properties draw:stroke="none" draw:stroke-dash="Dashed_20__28_var_29__20_5897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ed_20__28_var_29__20_58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>
      <style:graphic-properties draw:stroke="solid" draw:stroke-dash="Dashed_20__28_var_29__20_589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>
      <style:graphic-properties draw:stroke="dash" draw:stroke-dash="Dashed_20__28_var_29__20_603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>
      <style:graphic-properties draw:stroke="solid" draw:stroke-dash="Dashed_20__28_var_29__20_590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ed_20__28_var_29__20_590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>
      <style:graphic-properties draw:stroke="solid" draw:stroke-dash="Dashed_20__28_var_29__20_590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>
      <style:graphic-properties draw:stroke="dash" draw:stroke-dash="Dashed_20__28_var_29__20_603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>
      <style:graphic-properties draw:stroke="solid" draw:stroke-dash="Dashed_20__28_var_29__20_590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>
      <style:graphic-properties draw:stroke="solid" draw:stroke-dash="Dashed_20__28_var_29__20_590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>
      <style:graphic-properties draw:stroke="none" draw:stroke-dash="Dashed_20__28_var_29__20_5905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>
      <style:graphic-properties draw:stroke="none" draw:stroke-dash="Dashed_20__28_var_29__20_5906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>
      <style:graphic-properties draw:stroke="solid" draw:stroke-dash="Dashed_20__28_var_29__20_590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>
      <style:graphic-properties draw:stroke="solid" draw:stroke-dash="Dashed_20__28_var_29__20_590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>
      <style:graphic-properties draw:stroke="solid" draw:stroke-dash="Dashed_20__28_var_29__20_590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>
      <style:graphic-properties draw:stroke="solid" draw:stroke-dash="Dashed_20__28_var_29__20_591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>
      <style:graphic-properties draw:stroke="solid" draw:stroke-dash="Dashed_20__28_var_29__20_591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ed_20__28_var_29__20_591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>
      <style:graphic-properties draw:stroke="dash" draw:stroke-dash="Dashed_20__28_var_29__20_60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>
      <style:graphic-properties draw:stroke="solid" draw:stroke-dash="Dashed_20__28_var_29__20_591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>
      <style:graphic-properties draw:stroke="none" draw:stroke-dash="Dashed_20__28_var_29__20_5914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>
      <style:graphic-properties draw:stroke="none" draw:stroke-dash="Dashed_20__28_var_29__20_5915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>
      <style:graphic-properties draw:stroke="none" draw:stroke-dash="Dashed_20__28_var_29__20_5916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>
      <style:graphic-properties draw:stroke="solid" draw:stroke-dash="Dashed_20__28_var_29__20_591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>
      <style:graphic-properties draw:stroke="solid" draw:stroke-dash="Dashed_20__28_var_29__20_591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dash" draw:stroke-dash="Dashed_20__28_var_29__20_604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>
      <style:graphic-properties draw:stroke="dash" draw:stroke-dash="Dashed_20__28_var_29__20_604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>
      <style:graphic-properties draw:stroke="solid" draw:stroke-dash="Dashed_20__28_var_29__20_591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>
      <style:graphic-properties draw:stroke="solid" draw:stroke-dash="Dashed_20__28_var_29__20_592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>
      <style:graphic-properties draw:stroke="solid" draw:stroke-dash="Dashed_20__28_var_29__20_592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>
      <style:graphic-properties draw:stroke="none" draw:stroke-dash="Dashed_20__28_var_29__20_5922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>
      <style:graphic-properties draw:stroke="none" draw:stroke-dash="Dashed_20__28_var_29__20_5923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>
      <style:graphic-properties draw:stroke="solid" draw:stroke-dash="Dashed_20__28_var_29__20_59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>
      <style:graphic-properties draw:stroke="solid" draw:stroke-dash="Dashed_20__28_var_29__20_59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>
      <style:graphic-properties draw:stroke="solid" draw:stroke-dash="Dashed_20__28_var_29__20_592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>
      <style:graphic-properties draw:stroke="solid" draw:stroke-dash="Dashed_20__28_var_29__20_592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>
      <style:graphic-properties draw:stroke="solid" draw:stroke-dash="Dashed_20__28_var_29__20_59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>
      <style:graphic-properties draw:stroke="solid" draw:stroke-dash="Dashed_20__28_var_29__20_592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>
      <style:graphic-properties draw:stroke="solid" draw:stroke-dash="Dashed_20__28_var_29__20_593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>
      <style:graphic-properties draw:stroke="solid" draw:stroke-dash="Dashed_20__28_var_29__20_59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>
      <style:graphic-properties draw:stroke="solid" draw:stroke-dash="Dashed_20__28_var_29__20_593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>
      <style:graphic-properties draw:stroke="none" draw:stroke-dash="Dashed_20__28_var_29__20_5933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>
      <style:graphic-properties draw:stroke="solid" draw:stroke-dash="Dashed_20__28_var_29__20_593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>
      <style:graphic-properties draw:stroke="solid" draw:stroke-dash="Dashed_20__28_var_29__20_593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>
      <style:graphic-properties draw:stroke="solid" draw:stroke-dash="Dashed_20__28_var_29__20_59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>
      <style:graphic-properties draw:stroke="solid" draw:stroke-dash="Dashed_20__28_var_29__20_593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>
      <style:graphic-properties draw:stroke="solid" draw:stroke-dash="Dashed_20__28_var_29__20_593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>
      <style:graphic-properties draw:stroke="solid" draw:stroke-dash="Dashed_20__28_var_29__20_593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>
      <style:graphic-properties draw:stroke="solid" draw:stroke-dash="Dashed_20__28_var_29__20_59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standard">
      <style:graphic-properties draw:stroke="solid" draw:stroke-dash="Dashed_20__28_var_29__20_5941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standard">
      <style:graphic-properties draw:stroke="none" draw:stroke-dash="Dashed_20__28_var_29__20_5942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>
      <style:graphic-properties draw:stroke="none" draw:stroke-dash="Dashed_20__28_var_29__20_5943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>
      <style:graphic-properties draw:stroke="none" draw:stroke-dash="Dashed_20__28_var_29__20_5944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>
      <style:graphic-properties draw:stroke="solid" draw:stroke-dash="Dashed_20__28_var_29__20_59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>
      <style:graphic-properties draw:stroke="solid" draw:stroke-dash="Dashed_20__28_var_29__20_594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>
      <style:graphic-properties draw:stroke="solid" draw:stroke-dash="Dashed_20__28_var_29__20_594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>
      <style:graphic-properties draw:stroke="dash" draw:stroke-dash="Dashed_20__28_var_29__20_60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>
      <style:graphic-properties draw:stroke="solid" draw:stroke-dash="Dashed_20__28_var_29__20_594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>
      <style:graphic-properties draw:stroke="solid" draw:stroke-dash="Dashed_20__28_var_29__20_594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>
      <style:graphic-properties draw:stroke="solid" draw:stroke-dash="Dashed_20__28_var_29__20_595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>
      <style:graphic-properties draw:stroke="solid" draw:stroke-dash="Dashed_20__28_var_29__20_595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>
      <style:graphic-properties draw:stroke="none" draw:stroke-dash="Dashed_20__28_var_29__20_5952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standard">
      <style:graphic-properties draw:stroke="none" draw:stroke-dash="Dashed_20__28_var_29__20_5953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5" style:family="graphic" style:parent-style-name="standard">
      <style:graphic-properties draw:stroke="solid" draw:stroke-dash="Dashed_20__28_var_29__20_595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standard">
      <style:graphic-properties draw:stroke="solid" draw:stroke-dash="Dashed_20__28_var_29__20_595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7" style:family="graphic" style:parent-style-name="standard">
      <style:graphic-properties draw:stroke="dash" draw:stroke-dash="Dashed_20__28_var_29__20_604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standard">
      <style:graphic-properties draw:stroke="solid" draw:stroke-dash="Dashed_20__28_var_29__20_595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>
      <style:graphic-properties draw:stroke="solid" draw:stroke-dash="Dashed_20__28_var_29__20_595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>
      <style:graphic-properties draw:stroke="solid" draw:stroke-dash="Dashed_20__28_var_29__20_595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>
      <style:graphic-properties draw:stroke="solid" draw:stroke-dash="Dashed_20__28_var_29__20_595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>
      <style:graphic-properties draw:stroke="solid" draw:stroke-dash="Dashed_20__28_var_29__20_596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>
      <style:graphic-properties draw:stroke="solid" draw:stroke-dash="Dashed_20__28_var_29__20_5961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>
      <style:graphic-properties draw:stroke="none" draw:stroke-dash="Dashed_20__28_var_29__20_5962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>
      <style:graphic-properties draw:stroke="none" draw:stroke-dash="Dashed_20__28_var_29__20_5963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>
      <style:graphic-properties draw:stroke="none" draw:stroke-dash="Dashed_20__28_var_29__20_5964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>
      <style:graphic-properties draw:stroke="solid" draw:stroke-dash="Dashed_20__28_var_29__20_596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>
      <style:graphic-properties draw:stroke="solid" draw:stroke-dash="Dashed_20__28_var_29__20_596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>
      <style:graphic-properties draw:stroke="dash" draw:stroke-dash="Dashed_20__28_var_29__20_60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>
      <style:graphic-properties draw:stroke="dash" draw:stroke-dash="Dashed_20__28_var_29__20_604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>
      <style:graphic-properties draw:stroke="solid" draw:stroke-dash="Dashed_20__28_var_29__20_596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>
      <style:graphic-properties draw:stroke="solid" draw:stroke-dash="Dashed_20__28_var_29__20_596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>
      <style:graphic-properties draw:stroke="solid" draw:stroke-dash="Dashed_20__28_var_29__20_596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>
      <style:graphic-properties draw:stroke="none" draw:stroke-dash="Dashed_20__28_var_29__20_5970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>
      <style:graphic-properties draw:stroke="none" draw:stroke-dash="Dashed_20__28_var_29__20_5971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>
      <style:graphic-properties draw:stroke="solid" draw:stroke-dash="Dashed_20__28_var_29__20_597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>
      <style:graphic-properties draw:stroke="solid" draw:stroke-dash="Dashed_20__28_var_29__20_597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>
      <style:graphic-properties draw:stroke="dash" draw:stroke-dash="Dashed_20__28_var_29__20_604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>
      <style:graphic-properties draw:stroke="dash" draw:stroke-dash="Dashed_20__28_var_29__20_604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>
      <style:graphic-properties draw:stroke="solid" draw:stroke-dash="Dashed_20__28_var_29__20_597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standard">
      <style:graphic-properties draw:stroke="solid" draw:stroke-dash="Dashed_20__28_var_29__20_59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2" style:family="graphic" style:parent-style-name="standard">
      <style:graphic-properties draw:stroke="solid" draw:stroke-dash="Dashed_20__28_var_29__20_597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>
      <style:graphic-properties draw:stroke="solid" draw:stroke-dash="Dashed_20__28_var_29__20_597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>
      <style:graphic-properties draw:stroke="solid" draw:stroke-dash="Dashed_20__28_var_29__20_597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>
      <style:graphic-properties draw:stroke="none" draw:stroke-dash="Dashed_20__28_var_29__20_5979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>
      <style:graphic-properties draw:stroke="none" draw:stroke-dash="Dashed_20__28_var_29__20_5980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>
      <style:graphic-properties draw:stroke="solid" draw:stroke-dash="Dashed_20__28_var_29__20_598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>
      <style:graphic-properties draw:stroke="solid" draw:stroke-dash="Dashed_20__28_var_29__20_598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>
      <style:graphic-properties draw:stroke="dash" draw:stroke-dash="Dashed_20__28_var_29__20_604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>
      <style:graphic-properties draw:stroke="solid" draw:stroke-dash="Dashed_20__28_var_29__20_598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standard">
      <style:graphic-properties draw:stroke="solid" draw:stroke-dash="Dashed_20__28_var_29__20_598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>
      <style:graphic-properties draw:stroke="solid" draw:stroke-dash="Dashed_20__28_var_29__20_598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>
      <style:graphic-properties draw:stroke="solid" draw:stroke-dash="Dashed_20__28_var_29__20_598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standard">
      <style:graphic-properties draw:stroke="none" draw:stroke-dash="Dashed_20__28_var_29__20_5987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5" style:family="graphic" style:parent-style-name="standard">
      <style:graphic-properties draw:stroke="none" draw:stroke-dash="Dashed_20__28_var_29__20_5988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>
      <style:graphic-properties draw:stroke="none" draw:stroke-dash="Dashed_20__28_var_29__20_5989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>
      <style:graphic-properties draw:stroke="solid" draw:stroke-dash="Dashed_20__28_var_29__20_599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8" style:family="graphic" style:parent-style-name="standard">
      <style:graphic-properties draw:stroke="dash" draw:stroke-dash="Dashed_20__28_var_29__20_605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>
      <style:graphic-properties draw:stroke="solid" draw:stroke-dash="Dashed_20__28_var_29__20_599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>
      <style:graphic-properties draw:stroke="solid" draw:stroke-dash="Dashed_20__28_var_29__20_599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>
      <style:graphic-properties draw:stroke="dash" draw:stroke-dash="Dashed_20__28_var_29__20_605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>
      <style:graphic-properties draw:stroke="solid" draw:stroke-dash="Dashed_20__28_var_29__20_599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>
      <style:graphic-properties draw:stroke="solid" draw:stroke-dash="Dashed_20__28_var_29__20_599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>
      <style:graphic-properties draw:stroke="none" draw:stroke-dash="Dashed_20__28_var_29__20_5995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>
      <style:graphic-properties draw:stroke="none" draw:stroke-dash="Dashed_20__28_var_29__20_5996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>
      <style:graphic-properties draw:stroke="none" draw:stroke-dash="Dashed_20__28_var_29__20_5997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>
      <style:graphic-properties draw:stroke="solid" draw:stroke-dash="Dashed_20__28_var_29__20_599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>
      <style:graphic-properties draw:stroke="dash" draw:stroke-dash="Dashed_20__28_var_29__20_605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>
      <style:graphic-properties draw:stroke="solid" draw:stroke-dash="Dashed_20__28_var_29__20_599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>
      <style:graphic-properties draw:stroke="solid" draw:stroke-dash="Dashed_20__28_var_29__20_600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>
      <style:graphic-properties draw:stroke="dash" draw:stroke-dash="Dashed_20__28_var_29__20_605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>
      <style:graphic-properties draw:stroke="solid" draw:stroke-dash="Dashed_20__28_var_29__20_600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>
      <style:graphic-properties draw:stroke="solid" draw:stroke-dash="Dashed_20__28_var_29__20_600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>
      <style:graphic-properties draw:stroke="none" draw:stroke-dash="Dashed_20__28_var_29__20_6003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standard">
      <style:graphic-properties draw:stroke="none" draw:stroke-dash="Dashed_20__28_var_29__20_6004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6" style:family="graphic" style:parent-style-name="standard">
      <style:graphic-properties draw:stroke="solid" draw:stroke-dash="Dashed_20__28_var_29__20_600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>
      <style:graphic-properties draw:stroke="dash" draw:stroke-dash="Dashed_20__28_var_29__20_605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>
      <style:graphic-properties draw:stroke="solid" draw:stroke-dash="Dashed_20__28_var_29__20_600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>
      <style:graphic-properties draw:stroke="solid" draw:stroke-dash="Dashed_20__28_var_29__20_600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>
      <style:graphic-properties draw:stroke="solid" draw:stroke-dash="Dashed_20__28_var_29__20_600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>
      <style:graphic-properties draw:stroke="solid" draw:stroke-dash="Dashed_20__28_var_29__20_600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>
      <style:graphic-properties draw:stroke="solid" draw:stroke-dash="Dashed_20__28_var_29__20_601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>
      <style:graphic-properties draw:stroke="solid" draw:stroke-dash="Dashed_20__28_var_29__20_601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>
      <style:graphic-properties draw:stroke="solid" draw:stroke-dash="Dashed_20__28_var_29__20_6012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>
      <style:graphic-properties draw:stroke="none" draw:stroke-dash="Dashed_20__28_var_29__20_6013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>
      <style:graphic-properties draw:stroke="none" draw:stroke-dash="Dashed_20__28_var_29__20_6014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>
      <style:graphic-properties draw:stroke="solid" draw:stroke-dash="Dashed_20__28_var_29__20_601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>
      <style:graphic-properties draw:stroke="solid" draw:stroke-dash="Dashed_20__28_var_29__20_601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>
      <style:graphic-properties draw:stroke="dash" draw:stroke-dash="Dashed_20__28_var_29__20_605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>
      <style:graphic-properties draw:stroke="solid" draw:stroke-dash="Dashed_20__28_var_29__20_601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>
      <style:graphic-properties draw:stroke="solid" draw:stroke-dash="Dashed_20__28_var_29__20_601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>
      <style:graphic-properties draw:stroke="dash" draw:stroke-dash="Dashed_20__28_var_29__20_605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standard">
      <style:graphic-properties draw:stroke="solid" draw:stroke-dash="Dashed_20__28_var_29__20_601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4" style:family="graphic" style:parent-style-name="standard">
      <style:graphic-properties draw:stroke="none" draw:stroke-dash="Dashed_20__28_var_29__20_6020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>
      <style:graphic-properties draw:stroke="none" draw:stroke-dash="Dashed_20__28_var_29__20_6021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>
      <style:graphic-properties draw:stroke="solid" draw:stroke-dash="Dashed_20__28_var_29__20_602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>
      <style:graphic-properties draw:stroke="solid" draw:stroke-dash="Dashed_20__28_var_29__20_60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>
      <style:graphic-properties draw:stroke="dash" draw:stroke-dash="Dashed_20__28_var_29__20_605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>
      <style:graphic-properties draw:stroke="solid" draw:stroke-dash="Dashed_20__28_var_29__20_60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0" style:family="graphic" style:parent-style-name="standard">
      <style:graphic-properties draw:stroke="solid" draw:stroke-dash="Dashed_20__28_var_29__20_60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1" style:family="graphic" style:parent-style-name="standard">
      <style:graphic-properties draw:stroke="dash" draw:stroke-dash="Dashed_20__28_var_29__20_605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2" style:family="graphic" style:parent-style-name="standard">
      <style:graphic-properties draw:stroke="solid" draw:stroke-dash="Dashed_20__28_var_29__20_602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>
      <style:graphic-properties draw:stroke="none" draw:stroke-dash="Dashed_20__28_var_29__20_6027" svg:stroke-width="0.019cm" svg:stroke-color="#000000" draw:marker-start="" draw:marker-start-width="0.33cm" draw:marker-start-center="false" draw:marker-end="" draw:marker-end-width="0.33cm" draw:marker-end-center="false" draw:fill="solid" draw:fill-color="#c3efa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>
      <style:graphic-properties draw:stroke="none" draw:stroke-dash="Dashed_20__28_var_29__20_6028" svg:stroke-width="0.019cm" svg:stroke-color="#000000" draw:marker-start="" draw:marker-start-width="0.33cm" draw:marker-start-center="false" draw:marker-end="" draw:marker-end-width="0.33cm" draw:marker-end-center="false" draw:fill="solid" draw:fill-color="#f0807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5" style:family="graphic" style:parent-style-name="standard">
      <style:graphic-properties draw:stroke="none" draw:stroke-dash="Dashed_20__28_var_29__20_6029" svg:stroke-width="0.019cm" svg:stroke-color="#000000" draw:marker-start="" draw:marker-start-width="0.33cm" draw:marker-start-center="false" draw:marker-end="" draw:marker-end-width="0.33cm" draw:marker-end-center="false" draw:fill="solid" draw:fill-color="#ffe3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6" style:family="graphic" style:parent-style-name="standard">
      <style:graphic-properties draw:stroke="solid" draw:stroke-dash="Dashed_20__28_var_29__20_603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7" style:family="graphic" style:parent-style-name="standard">
      <style:graphic-properties draw:stroke="solid" draw:stroke-dash="Dashed_20__28_var_29__20_603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8" style:family="graphic" style:parent-style-name="standard">
      <style:graphic-properties draw:stroke="solid" draw:stroke-dash="Dashed_20__28_var_29__20_603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9" style:family="graphic" style:parent-style-name="standard">
      <style:graphic-properties draw:stroke="solid" draw:stroke-dash="Dashed_20__28_var_29__20_6033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f0807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f0807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c3efa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e3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918cm" svg:height="0.652cm" svg:x="8.798cm" svg:y="16.586cm">
            <draw:text-box>
              <text:p text:style-name="P1"><text:span text:style-name="T1">2 cm</text:span></text:p>
            </draw:text-box>
          </draw:frame>
          <draw:g>
            <draw:polygon draw:style-name="gr2" draw:text-style-name="P3" draw:layer="layout" svg:width="1.399cm" svg:height="0.199cm" svg:x="9.499cm" svg:y="14.852cm" svg:viewBox="0 0 1400 200" draw:points="0,200 1000,200 1400,0 400,0">
              <text:p/>
            </draw:polygon>
            <draw:rect draw:style-name="gr3" draw:text-style-name="P4" draw:layer="layout" svg:width="0.999cm" svg:height="1.001cm" svg:x="9.5cm" svg:y="15.052cm">
              <text:p/>
            </draw:rect>
            <draw:line draw:style-name="gr4" draw:text-style-name="P5" draw:layer="layout" svg:x1="9.499cm" svg:y1="16.052cm" svg:x2="10.499cm" svg:y2="16.052cm">
              <text:p/>
            </draw:line>
            <draw:line draw:style-name="gr5" draw:text-style-name="P5" draw:layer="layout" svg:x1="9.499cm" svg:y1="16.052cm" svg:x2="9.499cm" svg:y2="15.052cm">
              <text:p/>
            </draw:line>
            <draw:line draw:style-name="gr6" draw:text-style-name="P5" draw:layer="layout" svg:x1="9.499cm" svg:y1="15.052cm" svg:x2="10.499cm" svg:y2="15.052cm">
              <text:p/>
            </draw:line>
            <draw:line draw:style-name="gr7" draw:text-style-name="P5" draw:layer="layout" svg:x1="10.499cm" svg:y1="16.052cm" svg:x2="10.499cm" svg:y2="15.052cm">
              <text:p/>
            </draw:line>
            <draw:line draw:style-name="gr8" draw:text-style-name="P5" draw:layer="layout" svg:x1="10.499cm" svg:y1="16.051cm" svg:x2="10.899cm" svg:y2="15.851cm">
              <text:p/>
            </draw:line>
            <draw:line draw:style-name="gr9" draw:text-style-name="P5" draw:layer="layout" svg:x1="10.899cm" svg:y1="14.852cm" svg:x2="10.899cm" svg:y2="15.852cm">
              <text:p/>
            </draw:line>
            <draw:line draw:style-name="gr10" draw:text-style-name="P5" draw:layer="layout" svg:x1="10.499cm" svg:y1="15.052cm" svg:x2="10.899cm" svg:y2="14.852cm">
              <text:p/>
            </draw:line>
            <draw:line draw:style-name="gr11" draw:text-style-name="P5" draw:layer="layout" svg:x1="9.899cm" svg:y1="14.852cm" svg:x2="10.899cm" svg:y2="14.852cm">
              <text:p/>
            </draw:line>
            <draw:line draw:style-name="gr12" draw:text-style-name="P5" draw:layer="layout" svg:x1="9.499cm" svg:y1="15.052cm" svg:x2="9.899cm" svg:y2="14.852cm">
              <text:p/>
            </draw:line>
            <draw:polygon draw:style-name="gr13" draw:text-style-name="P4" draw:layer="layout" svg:width="0.399cm" svg:height="1.199cm" svg:x="10.499cm" svg:y="14.852cm" svg:viewBox="0 0 400 1200" draw:points="0,1200 400,1000 400,0 0,200">
              <text:p/>
            </draw:polygon>
          </draw:g>
          <draw:g>
            <draw:polygon draw:style-name="gr14" draw:text-style-name="P3" draw:layer="layout" svg:width="1.399cm" svg:height="0.199cm" svg:x="10.499cm" svg:y="14.852cm" svg:viewBox="0 0 1400 200" draw:points="0,200 1000,200 1400,0 400,0">
              <text:p/>
            </draw:polygon>
            <draw:rect draw:style-name="gr15" draw:text-style-name="P6" draw:layer="layout" svg:width="1.001cm" svg:height="1.001cm" svg:x="10.498cm" svg:y="15.052cm">
              <text:p/>
            </draw:rect>
            <draw:line draw:style-name="gr16" draw:text-style-name="P5" draw:layer="layout" svg:x1="10.499cm" svg:y1="16.052cm" svg:x2="11.499cm" svg:y2="16.052cm">
              <text:p/>
            </draw:line>
            <draw:line draw:style-name="gr17" draw:text-style-name="P5" draw:layer="layout" svg:x1="10.499cm" svg:y1="16.052cm" svg:x2="10.499cm" svg:y2="15.052cm">
              <text:p/>
            </draw:line>
            <draw:line draw:style-name="gr18" draw:text-style-name="P5" draw:layer="layout" svg:x1="10.499cm" svg:y1="15.052cm" svg:x2="11.499cm" svg:y2="15.052cm">
              <text:p/>
            </draw:line>
            <draw:line draw:style-name="gr19" draw:text-style-name="P5" draw:layer="layout" svg:x1="11.499cm" svg:y1="16.052cm" svg:x2="11.499cm" svg:y2="15.052cm">
              <text:p/>
            </draw:line>
            <draw:line draw:style-name="gr20" draw:text-style-name="P5" draw:layer="layout" svg:x1="11.499cm" svg:y1="16.051cm" svg:x2="11.899cm" svg:y2="15.851cm">
              <text:p/>
            </draw:line>
            <draw:line draw:style-name="gr21" draw:text-style-name="P5" draw:layer="layout" svg:x1="11.899cm" svg:y1="14.852cm" svg:x2="11.899cm" svg:y2="15.852cm">
              <text:p/>
            </draw:line>
            <draw:line draw:style-name="gr22" draw:text-style-name="P5" draw:layer="layout" svg:x1="11.499cm" svg:y1="15.052cm" svg:x2="11.899cm" svg:y2="14.852cm">
              <text:p/>
            </draw:line>
            <draw:line draw:style-name="gr23" draw:text-style-name="P5" draw:layer="layout" svg:x1="10.899cm" svg:y1="14.852cm" svg:x2="11.899cm" svg:y2="14.852cm">
              <text:p/>
            </draw:line>
            <draw:line draw:style-name="gr24" draw:text-style-name="P5" draw:layer="layout" svg:x1="10.499cm" svg:y1="15.052cm" svg:x2="10.899cm" svg:y2="14.852cm">
              <text:p/>
            </draw:line>
            <draw:polygon draw:style-name="gr25" draw:text-style-name="P4" draw:layer="layout" svg:width="0.399cm" svg:height="1.199cm" svg:x="11.499cm" svg:y="14.852cm" svg:viewBox="0 0 400 1200" draw:points="0,1200 400,1000 400,0 0,200">
              <text:p/>
            </draw:polygon>
          </draw:g>
          <draw:g>
            <draw:polygon draw:style-name="gr26" draw:text-style-name="P4" draw:layer="layout" svg:width="0.399cm" svg:height="1.199cm" svg:x="12.499cm" svg:y="14.852cm" svg:viewBox="0 0 400 1200" draw:points="0,1200 400,1000 400,0 0,200">
              <text:p/>
            </draw:polygon>
            <draw:polygon draw:style-name="gr27" draw:text-style-name="P3" draw:layer="layout" svg:width="1.399cm" svg:height="0.199cm" svg:x="11.499cm" svg:y="14.852cm" svg:viewBox="0 0 1400 200" draw:points="0,200 1000,200 1400,0 400,0">
              <text:p/>
            </draw:polygon>
            <draw:rect draw:style-name="gr28" draw:text-style-name="P6" draw:layer="layout" svg:width="1.001cm" svg:height="1.001cm" svg:x="11.498cm" svg:y="15.052cm">
              <text:p/>
            </draw:rect>
            <draw:line draw:style-name="gr29" draw:text-style-name="P5" draw:layer="layout" svg:x1="11.499cm" svg:y1="16.052cm" svg:x2="12.499cm" svg:y2="16.052cm">
              <text:p/>
            </draw:line>
            <draw:line draw:style-name="gr30" draw:text-style-name="P5" draw:layer="layout" svg:x1="11.499cm" svg:y1="16.052cm" svg:x2="11.499cm" svg:y2="15.052cm">
              <text:p/>
            </draw:line>
            <draw:line draw:style-name="gr31" draw:text-style-name="P5" draw:layer="layout" svg:x1="11.499cm" svg:y1="15.052cm" svg:x2="12.499cm" svg:y2="15.052cm">
              <text:p/>
            </draw:line>
            <draw:line draw:style-name="gr32" draw:text-style-name="P5" draw:layer="layout" svg:x1="12.499cm" svg:y1="16.052cm" svg:x2="12.499cm" svg:y2="15.052cm">
              <text:p/>
            </draw:line>
            <draw:line draw:style-name="gr33" draw:text-style-name="P5" draw:layer="layout" svg:x1="12.499cm" svg:y1="16.051cm" svg:x2="12.899cm" svg:y2="15.851cm">
              <text:p/>
            </draw:line>
            <draw:line draw:style-name="gr34" draw:text-style-name="P5" draw:layer="layout" svg:x1="12.899cm" svg:y1="14.852cm" svg:x2="12.899cm" svg:y2="15.852cm">
              <text:p/>
            </draw:line>
            <draw:line draw:style-name="gr35" draw:text-style-name="P5" draw:layer="layout" svg:x1="12.499cm" svg:y1="15.052cm" svg:x2="12.899cm" svg:y2="14.852cm">
              <text:p/>
            </draw:line>
            <draw:line draw:style-name="gr36" draw:text-style-name="P5" draw:layer="layout" svg:x1="11.899cm" svg:y1="14.852cm" svg:x2="12.899cm" svg:y2="14.852cm">
              <text:p/>
            </draw:line>
            <draw:line draw:style-name="gr37" draw:text-style-name="P5" draw:layer="layout" svg:x1="11.499cm" svg:y1="15.052cm" svg:x2="11.899cm" svg:y2="14.852cm">
              <text:p/>
            </draw:line>
          </draw:g>
          <draw:g>
            <draw:polygon draw:style-name="gr38" draw:text-style-name="P3" draw:layer="layout" svg:width="1.399cm" svg:height="0.199cm" svg:x="9.499cm" svg:y="13.852cm" svg:viewBox="0 0 1400 200" draw:points="0,200 1000,200 1400,0 400,0">
              <text:p/>
            </draw:polygon>
            <draw:rect draw:style-name="gr39" draw:text-style-name="P6" draw:layer="layout" svg:width="0.999cm" svg:height="1.001cm" svg:x="9.5cm" svg:y="14.052cm">
              <text:p/>
            </draw:rect>
            <draw:line draw:style-name="gr40" draw:text-style-name="P5" draw:layer="layout" svg:x1="9.499cm" svg:y1="15.052cm" svg:x2="10.499cm" svg:y2="15.052cm">
              <text:p/>
            </draw:line>
            <draw:line draw:style-name="gr41" draw:text-style-name="P5" draw:layer="layout" svg:x1="9.499cm" svg:y1="15.05cm" svg:x2="9.499cm" svg:y2="14.05cm">
              <text:p/>
            </draw:line>
            <draw:line draw:style-name="gr42" draw:text-style-name="P5" draw:layer="layout" svg:x1="9.499cm" svg:y1="14.05cm" svg:x2="10.499cm" svg:y2="14.05cm">
              <text:p/>
            </draw:line>
            <draw:line draw:style-name="gr43" draw:text-style-name="P5" draw:layer="layout" svg:x1="10.499cm" svg:y1="15.05cm" svg:x2="10.499cm" svg:y2="14.05cm">
              <text:p/>
            </draw:line>
            <draw:line draw:style-name="gr44" draw:text-style-name="P5" draw:layer="layout" svg:x1="10.499cm" svg:y1="15.052cm" svg:x2="10.899cm" svg:y2="14.852cm">
              <text:p/>
            </draw:line>
            <draw:line draw:style-name="gr45" draw:text-style-name="P5" draw:layer="layout" svg:x1="10.899cm" svg:y1="13.852cm" svg:x2="10.899cm" svg:y2="14.852cm">
              <text:p/>
            </draw:line>
            <draw:line draw:style-name="gr46" draw:text-style-name="P5" draw:layer="layout" svg:x1="10.499cm" svg:y1="14.052cm" svg:x2="10.899cm" svg:y2="13.852cm">
              <text:p/>
            </draw:line>
            <draw:line draw:style-name="gr47" draw:text-style-name="P5" draw:layer="layout" svg:x1="9.899cm" svg:y1="13.852cm" svg:x2="10.899cm" svg:y2="13.852cm">
              <text:p/>
            </draw:line>
            <draw:line draw:style-name="gr48" draw:text-style-name="P5" draw:layer="layout" svg:x1="9.499cm" svg:y1="14.052cm" svg:x2="9.899cm" svg:y2="13.852cm">
              <text:p/>
            </draw:line>
            <draw:polygon draw:style-name="gr49" draw:text-style-name="P4" draw:layer="layout" svg:width="0.399cm" svg:height="1.199cm" svg:x="10.499cm" svg:y="13.852cm" svg:viewBox="0 0 400 1200" draw:points="0,1200 400,1000 400,0 0,200">
              <text:p/>
            </draw:polygon>
          </draw:g>
          <draw:g>
            <draw:polygon draw:style-name="gr50" draw:text-style-name="P4" draw:layer="layout" svg:width="0.399cm" svg:height="1.199cm" svg:x="12.499cm" svg:y="13.852cm" svg:viewBox="0 0 400 1200" draw:points="0,1200 400,1000 400,0 0,200">
              <text:p/>
            </draw:polygon>
            <draw:polygon draw:style-name="gr51" draw:text-style-name="P3" draw:layer="layout" svg:width="1.399cm" svg:height="0.199cm" svg:x="11.499cm" svg:y="13.852cm" svg:viewBox="0 0 1400 200" draw:points="0,200 1000,200 1400,0 400,0">
              <text:p/>
            </draw:polygon>
            <draw:rect draw:style-name="gr52" draw:text-style-name="P6" draw:layer="layout" svg:width="1.001cm" svg:height="1.001cm" svg:x="11.498cm" svg:y="14.052cm">
              <text:p/>
            </draw:rect>
            <draw:line draw:style-name="gr53" draw:text-style-name="P5" draw:layer="layout" svg:x1="11.499cm" svg:y1="15.052cm" svg:x2="12.499cm" svg:y2="15.052cm">
              <text:p/>
            </draw:line>
            <draw:line draw:style-name="gr54" draw:text-style-name="P5" draw:layer="layout" svg:x1="11.499cm" svg:y1="15.05cm" svg:x2="11.499cm" svg:y2="14.05cm">
              <text:p/>
            </draw:line>
            <draw:line draw:style-name="gr55" draw:text-style-name="P5" draw:layer="layout" svg:x1="11.499cm" svg:y1="14.05cm" svg:x2="12.499cm" svg:y2="14.05cm">
              <text:p/>
            </draw:line>
            <draw:line draw:style-name="gr56" draw:text-style-name="P5" draw:layer="layout" svg:x1="12.499cm" svg:y1="15.05cm" svg:x2="12.499cm" svg:y2="14.05cm">
              <text:p/>
            </draw:line>
            <draw:line draw:style-name="gr57" draw:text-style-name="P5" draw:layer="layout" svg:x1="12.899cm" svg:y1="13.852cm" svg:x2="12.899cm" svg:y2="14.852cm">
              <text:p/>
            </draw:line>
            <draw:line draw:style-name="gr58" draw:text-style-name="P5" draw:layer="layout" svg:x1="12.499cm" svg:y1="14.052cm" svg:x2="12.899cm" svg:y2="13.852cm">
              <text:p/>
            </draw:line>
            <draw:line draw:style-name="gr59" draw:text-style-name="P5" draw:layer="layout" svg:x1="11.899cm" svg:y1="13.852cm" svg:x2="12.899cm" svg:y2="13.852cm">
              <text:p/>
            </draw:line>
            <draw:line draw:style-name="gr60" draw:text-style-name="P5" draw:layer="layout" svg:x1="11.499cm" svg:y1="14.052cm" svg:x2="11.899cm" svg:y2="13.852cm">
              <text:p/>
            </draw:line>
          </draw:g>
          <draw:g>
            <draw:polygon draw:style-name="gr61" draw:text-style-name="P3" draw:layer="layout" svg:width="1.399cm" svg:height="0.199cm" svg:x="9.499cm" svg:y="12.852cm" svg:viewBox="0 0 1400 200" draw:points="0,200 1000,200 1400,0 400,0">
              <text:p/>
            </draw:polygon>
            <draw:rect draw:style-name="gr62" draw:text-style-name="P6" draw:layer="layout" svg:width="0.999cm" svg:height="1.001cm" svg:x="9.5cm" svg:y="13.052cm">
              <text:p/>
            </draw:rect>
            <draw:line draw:style-name="gr63" draw:text-style-name="P5" draw:layer="layout" svg:x1="9.499cm" svg:y1="14.05cm" svg:x2="10.499cm" svg:y2="14.05cm">
              <text:p/>
            </draw:line>
            <draw:line draw:style-name="gr64" draw:text-style-name="P5" draw:layer="layout" svg:x1="9.499cm" svg:y1="14.05cm" svg:x2="9.499cm" svg:y2="13.05cm">
              <text:p/>
            </draw:line>
            <draw:line draw:style-name="gr65" draw:text-style-name="P5" draw:layer="layout" svg:x1="9.499cm" svg:y1="13.05cm" svg:x2="10.499cm" svg:y2="13.05cm">
              <text:p/>
            </draw:line>
            <draw:line draw:style-name="gr66" draw:text-style-name="P5" draw:layer="layout" svg:x1="10.499cm" svg:y1="14.05cm" svg:x2="10.499cm" svg:y2="13.05cm">
              <text:p/>
            </draw:line>
            <draw:line draw:style-name="gr67" draw:text-style-name="P5" draw:layer="layout" svg:x1="10.499cm" svg:y1="14.052cm" svg:x2="10.899cm" svg:y2="13.852cm">
              <text:p/>
            </draw:line>
            <draw:line draw:style-name="gr68" draw:text-style-name="P5" draw:layer="layout" svg:x1="10.899cm" svg:y1="12.852cm" svg:x2="10.899cm" svg:y2="13.852cm">
              <text:p/>
            </draw:line>
            <draw:line draw:style-name="gr69" draw:text-style-name="P5" draw:layer="layout" svg:x1="10.499cm" svg:y1="13.052cm" svg:x2="10.899cm" svg:y2="12.852cm">
              <text:p/>
            </draw:line>
            <draw:line draw:style-name="gr70" draw:text-style-name="P5" draw:layer="layout" svg:x1="9.899cm" svg:y1="12.852cm" svg:x2="10.899cm" svg:y2="12.852cm">
              <text:p/>
            </draw:line>
            <draw:line draw:style-name="gr71" draw:text-style-name="P5" draw:layer="layout" svg:x1="9.499cm" svg:y1="13.052cm" svg:x2="9.899cm" svg:y2="12.852cm">
              <text:p/>
            </draw:line>
          </draw:g>
          <draw:g>
            <draw:polygon draw:style-name="gr72" draw:text-style-name="P3" draw:layer="layout" svg:width="1.399cm" svg:height="0.199cm" svg:x="10.499cm" svg:y="12.852cm" svg:viewBox="0 0 1400 200" draw:points="0,200 1000,200 1400,0 400,0">
              <text:p/>
            </draw:polygon>
            <draw:rect draw:style-name="gr73" draw:text-style-name="P6" draw:layer="layout" svg:width="1.001cm" svg:height="1.001cm" svg:x="10.498cm" svg:y="13.052cm">
              <text:p/>
            </draw:rect>
            <draw:line draw:style-name="gr74" draw:text-style-name="P5" draw:layer="layout" svg:x1="10.499cm" svg:y1="14.05cm" svg:x2="11.499cm" svg:y2="14.05cm">
              <text:p/>
            </draw:line>
            <draw:line draw:style-name="gr75" draw:text-style-name="P5" draw:layer="layout" svg:x1="10.499cm" svg:y1="14.05cm" svg:x2="10.499cm" svg:y2="13.05cm">
              <text:p/>
            </draw:line>
            <draw:line draw:style-name="gr76" draw:text-style-name="P5" draw:layer="layout" svg:x1="10.499cm" svg:y1="13.05cm" svg:x2="11.499cm" svg:y2="13.05cm">
              <text:p/>
            </draw:line>
            <draw:line draw:style-name="gr77" draw:text-style-name="P5" draw:layer="layout" svg:x1="11.499cm" svg:y1="14.05cm" svg:x2="11.499cm" svg:y2="13.05cm">
              <text:p/>
            </draw:line>
            <draw:line draw:style-name="gr78" draw:text-style-name="P5" draw:layer="layout" svg:x1="11.499cm" svg:y1="14.052cm" svg:x2="11.899cm" svg:y2="13.852cm">
              <text:p/>
            </draw:line>
            <draw:line draw:style-name="gr79" draw:text-style-name="P5" draw:layer="layout" svg:x1="11.899cm" svg:y1="12.852cm" svg:x2="11.899cm" svg:y2="13.852cm">
              <text:p/>
            </draw:line>
            <draw:line draw:style-name="gr80" draw:text-style-name="P5" draw:layer="layout" svg:x1="11.499cm" svg:y1="13.052cm" svg:x2="11.899cm" svg:y2="12.852cm">
              <text:p/>
            </draw:line>
            <draw:line draw:style-name="gr81" draw:text-style-name="P5" draw:layer="layout" svg:x1="10.899cm" svg:y1="12.852cm" svg:x2="11.899cm" svg:y2="12.852cm">
              <text:p/>
            </draw:line>
          </draw:g>
          <draw:g>
            <draw:polygon draw:style-name="gr82" draw:text-style-name="P4" draw:layer="layout" svg:width="0.399cm" svg:height="1.199cm" svg:x="12.499cm" svg:y="12.852cm" svg:viewBox="0 0 400 1200" draw:points="0,1200 400,1000 400,0 0,200">
              <text:p/>
            </draw:polygon>
            <draw:polygon draw:style-name="gr83" draw:text-style-name="P3" draw:layer="layout" svg:width="1.399cm" svg:height="0.199cm" svg:x="11.499cm" svg:y="12.852cm" svg:viewBox="0 0 1400 200" draw:points="0,200 1000,200 1400,0 400,0">
              <text:p/>
            </draw:polygon>
            <draw:rect draw:style-name="gr84" draw:text-style-name="P6" draw:layer="layout" svg:width="1.001cm" svg:height="1.001cm" svg:x="11.498cm" svg:y="13.052cm">
              <text:p/>
            </draw:rect>
            <draw:line draw:style-name="gr85" draw:text-style-name="P5" draw:layer="layout" svg:x1="11.499cm" svg:y1="14.05cm" svg:x2="12.499cm" svg:y2="14.05cm">
              <text:p/>
            </draw:line>
            <draw:line draw:style-name="gr86" draw:text-style-name="P5" draw:layer="layout" svg:x1="11.499cm" svg:y1="14.05cm" svg:x2="11.499cm" svg:y2="13.05cm">
              <text:p/>
            </draw:line>
            <draw:line draw:style-name="gr87" draw:text-style-name="P5" draw:layer="layout" svg:x1="11.499cm" svg:y1="13.05cm" svg:x2="12.499cm" svg:y2="13.05cm">
              <text:p/>
            </draw:line>
            <draw:line draw:style-name="gr88" draw:text-style-name="P5" draw:layer="layout" svg:x1="12.499cm" svg:y1="14.05cm" svg:x2="12.499cm" svg:y2="13.05cm">
              <text:p/>
            </draw:line>
            <draw:line draw:style-name="gr89" draw:text-style-name="P5" draw:layer="layout" svg:x1="12.899cm" svg:y1="12.852cm" svg:x2="12.899cm" svg:y2="13.852cm">
              <text:p/>
            </draw:line>
            <draw:line draw:style-name="gr90" draw:text-style-name="P5" draw:layer="layout" svg:x1="12.499cm" svg:y1="13.052cm" svg:x2="12.899cm" svg:y2="12.852cm">
              <text:p/>
            </draw:line>
            <draw:line draw:style-name="gr91" draw:text-style-name="P5" draw:layer="layout" svg:x1="11.899cm" svg:y1="12.852cm" svg:x2="12.899cm" svg:y2="12.852cm">
              <text:p/>
            </draw:line>
          </draw:g>
          <draw:g>
            <draw:polygon draw:style-name="gr92" draw:text-style-name="P3" draw:layer="layout" svg:width="1.399cm" svg:height="0.199cm" svg:x="9.099cm" svg:y="15.052cm" svg:viewBox="0 0 1400 200" draw:points="0,200 1000,200 1400,0 400,0">
              <text:p/>
            </draw:polygon>
            <draw:rect draw:style-name="gr93" draw:text-style-name="P6" draw:layer="layout" svg:width="1.001cm" svg:height="1.001cm" svg:x="9.099cm" svg:y="15.253cm">
              <text:p/>
            </draw:rect>
            <draw:line draw:style-name="gr94" draw:text-style-name="P5" draw:layer="layout" svg:x1="9.099cm" svg:y1="16.252cm" svg:x2="10.099cm" svg:y2="16.252cm">
              <text:p/>
            </draw:line>
            <draw:line draw:style-name="gr95" draw:text-style-name="P5" draw:layer="layout" svg:x1="9.099cm" svg:y1="16.252cm" svg:x2="9.099cm" svg:y2="15.252cm">
              <text:p/>
            </draw:line>
            <draw:line draw:style-name="gr96" draw:text-style-name="P5" draw:layer="layout" svg:x1="9.099cm" svg:y1="15.252cm" svg:x2="10.099cm" svg:y2="15.252cm">
              <text:p/>
            </draw:line>
            <draw:line draw:style-name="gr97" draw:text-style-name="P5" draw:layer="layout" svg:x1="10.099cm" svg:y1="16.252cm" svg:x2="10.099cm" svg:y2="15.252cm">
              <text:p/>
            </draw:line>
            <draw:line draw:style-name="gr98" draw:text-style-name="P5" draw:layer="layout" svg:x1="10.099cm" svg:y1="16.252cm" svg:x2="10.499cm" svg:y2="16.052cm">
              <text:p/>
            </draw:line>
            <draw:line draw:style-name="gr99" draw:text-style-name="P5" draw:layer="layout" svg:x1="10.499cm" svg:y1="15.052cm" svg:x2="10.499cm" svg:y2="16.052cm">
              <text:p/>
            </draw:line>
            <draw:line draw:style-name="gr100" draw:text-style-name="P5" draw:layer="layout" svg:x1="10.099cm" svg:y1="15.252cm" svg:x2="10.499cm" svg:y2="15.052cm">
              <text:p/>
            </draw:line>
            <draw:line draw:style-name="gr101" draw:text-style-name="P5" draw:layer="layout" svg:x1="9.499cm" svg:y1="15.052cm" svg:x2="10.499cm" svg:y2="15.052cm">
              <text:p/>
            </draw:line>
            <draw:line draw:style-name="gr102" draw:text-style-name="P5" draw:layer="layout" svg:x1="9.099cm" svg:y1="15.252cm" svg:x2="9.499cm" svg:y2="15.052cm">
              <text:p/>
            </draw:line>
          </draw:g>
          <draw:g>
            <draw:rect draw:style-name="gr103" draw:text-style-name="P6" draw:layer="layout" svg:width="1.001cm" svg:height="1.001cm" svg:x="10.1cm" svg:y="15.253cm">
              <text:p/>
            </draw:rect>
            <draw:line draw:style-name="gr104" draw:text-style-name="P5" draw:layer="layout" svg:x1="10.099cm" svg:y1="16.252cm" svg:x2="11.099cm" svg:y2="16.252cm">
              <text:p/>
            </draw:line>
            <draw:line draw:style-name="gr105" draw:text-style-name="P5" draw:layer="layout" svg:x1="10.099cm" svg:y1="16.252cm" svg:x2="10.099cm" svg:y2="15.252cm">
              <text:p/>
            </draw:line>
            <draw:line draw:style-name="gr106" draw:text-style-name="P5" draw:layer="layout" svg:x1="10.099cm" svg:y1="15.252cm" svg:x2="11.099cm" svg:y2="15.252cm">
              <text:p/>
            </draw:line>
            <draw:line draw:style-name="gr107" draw:text-style-name="P5" draw:layer="layout" svg:x1="11.099cm" svg:y1="16.252cm" svg:x2="11.099cm" svg:y2="15.252cm">
              <text:p/>
            </draw:line>
            <draw:line draw:style-name="gr108" draw:text-style-name="P5" draw:layer="layout" svg:x1="11.099cm" svg:y1="16.252cm" svg:x2="11.499cm" svg:y2="16.052cm">
              <text:p/>
            </draw:line>
            <draw:line draw:style-name="gr109" draw:text-style-name="P5" draw:layer="layout" svg:x1="11.499cm" svg:y1="15.052cm" svg:x2="11.499cm" svg:y2="16.052cm">
              <text:p/>
            </draw:line>
            <draw:line draw:style-name="gr110" draw:text-style-name="P5" draw:layer="layout" svg:x1="11.099cm" svg:y1="15.252cm" svg:x2="11.499cm" svg:y2="15.052cm">
              <text:p/>
            </draw:line>
            <draw:polygon draw:style-name="gr111" draw:text-style-name="P4" draw:layer="layout" svg:width="0.399cm" svg:height="1.199cm" svg:x="11.099cm" svg:y="15.052cm" svg:viewBox="0 0 400 1200" draw:points="0,1200 400,1000 400,0 0,200">
              <text:p/>
            </draw:polygon>
          </draw:g>
          <draw:g>
            <draw:polygon draw:style-name="gr112" draw:text-style-name="P4" draw:layer="layout" svg:width="0.399cm" svg:height="1.199cm" svg:x="12.099cm" svg:y="15.052cm" svg:viewBox="0 0 400 1200" draw:points="0,1200 400,1000 400,0 0,200">
              <text:p/>
            </draw:polygon>
            <draw:polygon draw:style-name="gr113" draw:text-style-name="P3" draw:layer="layout" svg:width="1.399cm" svg:height="0.199cm" svg:x="11.099cm" svg:y="15.052cm" svg:viewBox="0 0 1400 200" draw:points="0,200 1000,200 1400,0 400,0">
              <text:p/>
            </draw:polygon>
            <draw:rect draw:style-name="gr114" draw:text-style-name="P6" draw:layer="layout" svg:width="1.001cm" svg:height="1.001cm" svg:x="11.1cm" svg:y="15.253cm">
              <text:p/>
            </draw:rect>
            <draw:line draw:style-name="gr115" draw:text-style-name="P5" draw:layer="layout" svg:x1="11.099cm" svg:y1="16.252cm" svg:x2="12.099cm" svg:y2="16.252cm">
              <text:p/>
            </draw:line>
            <draw:line draw:style-name="gr116" draw:text-style-name="P5" draw:layer="layout" svg:x1="11.099cm" svg:y1="16.252cm" svg:x2="11.099cm" svg:y2="15.252cm">
              <text:p/>
            </draw:line>
            <draw:line draw:style-name="gr117" draw:text-style-name="P5" draw:layer="layout" svg:x1="11.099cm" svg:y1="15.252cm" svg:x2="12.099cm" svg:y2="15.252cm">
              <text:p/>
            </draw:line>
            <draw:line draw:style-name="gr118" draw:text-style-name="P5" draw:layer="layout" svg:x1="12.099cm" svg:y1="16.252cm" svg:x2="12.099cm" svg:y2="15.252cm">
              <text:p/>
            </draw:line>
            <draw:line draw:style-name="gr119" draw:text-style-name="P5" draw:layer="layout" svg:x1="12.099cm" svg:y1="16.252cm" svg:x2="12.499cm" svg:y2="16.052cm">
              <text:p/>
            </draw:line>
            <draw:line draw:style-name="gr120" draw:text-style-name="P5" draw:layer="layout" svg:x1="12.099cm" svg:y1="15.252cm" svg:x2="12.499cm" svg:y2="15.052cm">
              <text:p/>
            </draw:line>
            <draw:line draw:style-name="gr121" draw:text-style-name="P5" draw:layer="layout" svg:x1="11.499cm" svg:y1="15.052cm" svg:x2="12.499cm" svg:y2="15.052cm">
              <text:p/>
            </draw:line>
            <draw:line draw:style-name="gr122" draw:text-style-name="P5" draw:layer="layout" svg:x1="11.099cm" svg:y1="15.252cm" svg:x2="11.499cm" svg:y2="15.052cm">
              <text:p/>
            </draw:line>
          </draw:g>
          <draw:g>
            <draw:polygon draw:style-name="gr123" draw:text-style-name="P3" draw:layer="layout" svg:width="1.399cm" svg:height="0.199cm" svg:x="9.099cm" svg:y="13.05cm" svg:viewBox="0 0 1400 200" draw:points="0,200 1000,200 1400,0 400,0">
              <text:p/>
            </draw:polygon>
            <draw:rect draw:style-name="gr124" draw:text-style-name="P6" draw:layer="layout" svg:width="1.001cm" svg:height="1.001cm" svg:x="9.099cm" svg:y="13.253cm">
              <text:p/>
            </draw:rect>
            <draw:line draw:style-name="gr125" draw:text-style-name="P5" draw:layer="layout" svg:x1="9.099cm" svg:y1="14.252cm" svg:x2="10.099cm" svg:y2="14.252cm">
              <text:p/>
            </draw:line>
            <draw:line draw:style-name="gr126" draw:text-style-name="P5" draw:layer="layout" svg:x1="9.099cm" svg:y1="14.251cm" svg:x2="9.099cm" svg:y2="13.251cm">
              <text:p/>
            </draw:line>
            <draw:line draw:style-name="gr127" draw:text-style-name="P5" draw:layer="layout" svg:x1="9.099cm" svg:y1="13.251cm" svg:x2="10.099cm" svg:y2="13.251cm">
              <text:p/>
            </draw:line>
            <draw:line draw:style-name="gr128" draw:text-style-name="P5" draw:layer="layout" svg:x1="10.099cm" svg:y1="14.251cm" svg:x2="10.099cm" svg:y2="13.251cm">
              <text:p/>
            </draw:line>
            <draw:line draw:style-name="gr129" draw:text-style-name="P5" draw:layer="layout" svg:x1="10.099cm" svg:y1="14.25cm" svg:x2="10.499cm" svg:y2="14.05cm">
              <text:p/>
            </draw:line>
            <draw:line draw:style-name="gr130" draw:text-style-name="P5" draw:layer="layout" svg:x1="10.499cm" svg:y1="13.05cm" svg:x2="10.499cm" svg:y2="14.05cm">
              <text:p/>
            </draw:line>
            <draw:line draw:style-name="gr131" draw:text-style-name="P5" draw:layer="layout" svg:x1="10.099cm" svg:y1="13.25cm" svg:x2="10.499cm" svg:y2="13.05cm">
              <text:p/>
            </draw:line>
            <draw:line draw:style-name="gr132" draw:text-style-name="P5" draw:layer="layout" svg:x1="9.099cm" svg:y1="13.25cm" svg:x2="9.499cm" svg:y2="13.05cm">
              <text:p/>
            </draw:line>
            <draw:polygon draw:style-name="gr133" draw:text-style-name="P4" draw:layer="layout" svg:width="0.399cm" svg:height="1.199cm" svg:x="10.099cm" svg:y="13.05cm" svg:viewBox="0 0 400 1200" draw:points="0,1200 400,1000 400,0 0,200">
              <text:p/>
            </draw:polygon>
          </draw:g>
          <draw:g>
            <draw:polygon draw:style-name="gr134" draw:text-style-name="P4" draw:layer="layout" svg:width="0.399cm" svg:height="1.199cm" svg:x="12.099cm" svg:y="13.05cm" svg:viewBox="0 0 400 1200" draw:points="0,1200 400,1000 400,0 0,200">
              <text:p/>
            </draw:polygon>
            <draw:polygon draw:style-name="gr135" draw:text-style-name="P3" draw:layer="layout" svg:width="1.399cm" svg:height="0.199cm" svg:x="11.099cm" svg:y="13.05cm" svg:viewBox="0 0 1400 200" draw:points="0,200 1000,200 1400,0 400,0">
              <text:p/>
            </draw:polygon>
            <draw:rect draw:style-name="gr136" draw:text-style-name="P6" draw:layer="layout" svg:width="1.001cm" svg:height="1.001cm" svg:x="11.1cm" svg:y="13.253cm">
              <text:p/>
            </draw:rect>
            <draw:line draw:style-name="gr137" draw:text-style-name="P5" draw:layer="layout" svg:x1="11.099cm" svg:y1="14.252cm" svg:x2="12.099cm" svg:y2="14.252cm">
              <text:p/>
            </draw:line>
            <draw:line draw:style-name="gr138" draw:text-style-name="P5" draw:layer="layout" svg:x1="11.099cm" svg:y1="14.251cm" svg:x2="11.099cm" svg:y2="13.251cm">
              <text:p/>
            </draw:line>
            <draw:line draw:style-name="gr139" draw:text-style-name="P5" draw:layer="layout" svg:x1="11.099cm" svg:y1="13.251cm" svg:x2="12.099cm" svg:y2="13.251cm">
              <text:p/>
            </draw:line>
            <draw:line draw:style-name="gr140" draw:text-style-name="P5" draw:layer="layout" svg:x1="12.099cm" svg:y1="14.251cm" svg:x2="12.099cm" svg:y2="13.251cm">
              <text:p/>
            </draw:line>
            <draw:line draw:style-name="gr141" draw:text-style-name="P5" draw:layer="layout" svg:x1="12.099cm" svg:y1="14.25cm" svg:x2="12.499cm" svg:y2="14.05cm">
              <text:p/>
            </draw:line>
            <draw:line draw:style-name="gr142" draw:text-style-name="P5" draw:layer="layout" svg:x1="12.099cm" svg:y1="13.25cm" svg:x2="12.499cm" svg:y2="13.05cm">
              <text:p/>
            </draw:line>
            <draw:line draw:style-name="gr143" draw:text-style-name="P5" draw:layer="layout" svg:x1="11.099cm" svg:y1="13.25cm" svg:x2="11.499cm" svg:y2="13.05cm">
              <text:p/>
            </draw:line>
          </draw:g>
          <draw:g>
            <draw:polygon draw:style-name="gr144" draw:text-style-name="P3" draw:layer="layout" svg:width="1.399cm" svg:height="0.199cm" svg:x="8.699cm" svg:y="15.252cm" svg:viewBox="0 0 1400 200" draw:points="0,200 1000,200 1400,0 400,0">
              <text:p/>
            </draw:polygon>
            <draw:rect draw:style-name="gr145" draw:text-style-name="P6" draw:layer="layout" svg:width="1.001cm" svg:height="1.001cm" svg:x="8.699cm" svg:y="15.452cm">
              <text:p/>
            </draw:rect>
            <draw:line draw:style-name="gr146" draw:text-style-name="P5" draw:layer="layout" svg:x1="8.699cm" svg:y1="16.452cm" svg:x2="9.699cm" svg:y2="16.452cm">
              <text:p/>
            </draw:line>
            <draw:line draw:style-name="gr147" draw:text-style-name="P5" draw:layer="layout" svg:x1="8.699cm" svg:y1="16.452cm" svg:x2="8.699cm" svg:y2="15.452cm">
              <text:p/>
            </draw:line>
            <draw:line draw:style-name="gr148" draw:text-style-name="P5" draw:layer="layout" svg:x1="8.699cm" svg:y1="15.452cm" svg:x2="9.699cm" svg:y2="15.452cm">
              <text:p/>
            </draw:line>
            <draw:line draw:style-name="gr149" draw:text-style-name="P5" draw:layer="layout" svg:x1="9.699cm" svg:y1="16.452cm" svg:x2="9.699cm" svg:y2="15.452cm">
              <text:p/>
            </draw:line>
            <draw:line draw:style-name="gr150" draw:text-style-name="P5" draw:layer="layout" svg:x1="9.699cm" svg:y1="16.452cm" svg:x2="10.099cm" svg:y2="16.252cm">
              <text:p/>
            </draw:line>
            <draw:line draw:style-name="gr151" draw:text-style-name="P5" draw:layer="layout" svg:x1="10.099cm" svg:y1="15.252cm" svg:x2="10.099cm" svg:y2="16.252cm">
              <text:p/>
            </draw:line>
            <draw:line draw:style-name="gr152" draw:text-style-name="P5" draw:layer="layout" svg:x1="9.699cm" svg:y1="15.452cm" svg:x2="10.099cm" svg:y2="15.252cm">
              <text:p/>
            </draw:line>
            <draw:line draw:style-name="gr153" draw:text-style-name="P5" draw:layer="layout" svg:x1="9.099cm" svg:y1="15.252cm" svg:x2="10.099cm" svg:y2="15.252cm">
              <text:p/>
            </draw:line>
            <draw:line draw:style-name="gr154" draw:text-style-name="P5" draw:layer="layout" svg:x1="8.699cm" svg:y1="15.452cm" svg:x2="9.099cm" svg:y2="15.252cm">
              <text:p/>
            </draw:line>
          </draw:g>
          <draw:g>
            <draw:polygon draw:style-name="gr155" draw:text-style-name="P3" draw:layer="layout" svg:width="1.399cm" svg:height="0.199cm" svg:x="9.699cm" svg:y="15.252cm" svg:viewBox="0 0 1400 200" draw:points="0,200 1000,200 1400,0 400,0">
              <text:p/>
            </draw:polygon>
            <draw:rect draw:style-name="gr156" draw:text-style-name="P6" draw:layer="layout" svg:width="1.001cm" svg:height="1.001cm" svg:x="9.699cm" svg:y="15.452cm">
              <text:p/>
            </draw:rect>
            <draw:line draw:style-name="gr157" draw:text-style-name="P5" draw:layer="layout" svg:x1="9.699cm" svg:y1="16.452cm" svg:x2="10.699cm" svg:y2="16.452cm">
              <text:p/>
            </draw:line>
            <draw:line draw:style-name="gr158" draw:text-style-name="P5" draw:layer="layout" svg:x1="9.699cm" svg:y1="15.452cm" svg:x2="10.699cm" svg:y2="15.452cm">
              <text:p/>
            </draw:line>
            <draw:line draw:style-name="gr159" draw:text-style-name="P5" draw:layer="layout" svg:x1="10.699cm" svg:y1="16.452cm" svg:x2="10.699cm" svg:y2="15.452cm">
              <text:p/>
            </draw:line>
            <draw:line draw:style-name="gr160" draw:text-style-name="P5" draw:layer="layout" svg:x1="10.699cm" svg:y1="16.452cm" svg:x2="11.099cm" svg:y2="16.252cm">
              <text:p/>
            </draw:line>
            <draw:line draw:style-name="gr161" draw:text-style-name="P5" draw:layer="layout" svg:x1="11.099cm" svg:y1="15.252cm" svg:x2="11.099cm" svg:y2="16.252cm">
              <text:p/>
            </draw:line>
            <draw:line draw:style-name="gr162" draw:text-style-name="P5" draw:layer="layout" svg:x1="10.699cm" svg:y1="15.452cm" svg:x2="11.099cm" svg:y2="15.252cm">
              <text:p/>
            </draw:line>
            <draw:line draw:style-name="gr163" draw:text-style-name="P5" draw:layer="layout" svg:x1="9.699cm" svg:y1="15.452cm" svg:x2="10.099cm" svg:y2="15.252cm">
              <text:p/>
            </draw:line>
          </draw:g>
          <draw:g>
            <draw:polygon draw:style-name="gr164" draw:text-style-name="P4" draw:layer="layout" svg:width="0.399cm" svg:height="1.199cm" svg:x="11.699cm" svg:y="15.252cm" svg:viewBox="0 0 400 1200" draw:points="0,1200 400,1000 400,0 0,200">
              <text:p/>
            </draw:polygon>
            <draw:polygon draw:style-name="gr165" draw:text-style-name="P3" draw:layer="layout" svg:width="1.399cm" svg:height="0.199cm" svg:x="10.699cm" svg:y="15.252cm" svg:viewBox="0 0 1400 200" draw:points="0,200 1000,200 1400,0 400,0">
              <text:p/>
            </draw:polygon>
            <draw:rect draw:style-name="gr166" draw:text-style-name="P6" draw:layer="layout" svg:width="1.001cm" svg:height="1.001cm" svg:x="10.699cm" svg:y="15.452cm">
              <text:p/>
            </draw:rect>
            <draw:line draw:style-name="gr167" draw:text-style-name="P5" draw:layer="layout" svg:x1="10.699cm" svg:y1="16.452cm" svg:x2="11.699cm" svg:y2="16.452cm">
              <text:p/>
            </draw:line>
            <draw:line draw:style-name="gr168" draw:text-style-name="P5" draw:layer="layout" svg:x1="10.699cm" svg:y1="15.452cm" svg:x2="11.699cm" svg:y2="15.452cm">
              <text:p/>
            </draw:line>
            <draw:line draw:style-name="gr169" draw:text-style-name="P5" draw:layer="layout" svg:x1="11.699cm" svg:y1="16.452cm" svg:x2="11.699cm" svg:y2="15.452cm">
              <text:p/>
            </draw:line>
            <draw:line draw:style-name="gr170" draw:text-style-name="P5" draw:layer="layout" svg:x1="11.699cm" svg:y1="16.452cm" svg:x2="12.099cm" svg:y2="16.252cm">
              <text:p/>
            </draw:line>
            <draw:line draw:style-name="gr171" draw:text-style-name="P5" draw:layer="layout" svg:x1="11.699cm" svg:y1="15.452cm" svg:x2="12.099cm" svg:y2="15.252cm">
              <text:p/>
            </draw:line>
            <draw:line draw:style-name="gr172" draw:text-style-name="P5" draw:layer="layout" svg:x1="11.099cm" svg:y1="15.252cm" svg:x2="12.099cm" svg:y2="15.252cm">
              <text:p/>
            </draw:line>
            <draw:line draw:style-name="gr173" draw:text-style-name="P5" draw:layer="layout" svg:x1="10.699cm" svg:y1="15.452cm" svg:x2="11.099cm" svg:y2="15.252cm">
              <text:p/>
            </draw:line>
          </draw:g>
          <draw:g>
            <draw:polygon draw:style-name="gr174" draw:text-style-name="P4" draw:layer="layout" svg:width="0.399cm" svg:height="1.199cm" svg:x="11.699cm" svg:y="14.252cm" svg:viewBox="0 0 400 1200" draw:points="0,1200 400,1000 400,0 0,200">
              <text:p/>
            </draw:polygon>
            <draw:polygon draw:style-name="gr175" draw:text-style-name="P3" draw:layer="layout" svg:width="1.399cm" svg:height="0.199cm" svg:x="10.699cm" svg:y="14.252cm" svg:viewBox="0 0 1400 200" draw:points="0,200 1000,200 1400,0 400,0">
              <text:p/>
            </draw:polygon>
            <draw:rect draw:style-name="gr176" draw:text-style-name="P6" draw:layer="layout" svg:width="1.001cm" svg:height="1.001cm" svg:x="10.699cm" svg:y="14.452cm">
              <text:p/>
            </draw:rect>
            <draw:line draw:style-name="gr177" draw:text-style-name="P5" draw:layer="layout" svg:x1="10.699cm" svg:y1="15.452cm" svg:x2="10.699cm" svg:y2="14.452cm">
              <text:p/>
            </draw:line>
            <draw:line draw:style-name="gr178" draw:text-style-name="P5" draw:layer="layout" svg:x1="10.699cm" svg:y1="14.452cm" svg:x2="11.699cm" svg:y2="14.452cm">
              <text:p/>
            </draw:line>
            <draw:line draw:style-name="gr179" draw:text-style-name="P5" draw:layer="layout" svg:x1="11.699cm" svg:y1="15.452cm" svg:x2="11.699cm" svg:y2="14.452cm">
              <text:p/>
            </draw:line>
            <draw:line draw:style-name="gr180" draw:text-style-name="P5" draw:layer="layout" svg:x1="12.099cm" svg:y1="14.252cm" svg:x2="12.099cm" svg:y2="15.252cm">
              <text:p/>
            </draw:line>
            <draw:line draw:style-name="gr181" draw:text-style-name="P5" draw:layer="layout" svg:x1="11.699cm" svg:y1="14.452cm" svg:x2="12.099cm" svg:y2="14.252cm">
              <text:p/>
            </draw:line>
            <draw:line draw:style-name="gr182" draw:text-style-name="P5" draw:layer="layout" svg:x1="11.099cm" svg:y1="14.252cm" svg:x2="12.099cm" svg:y2="14.252cm">
              <text:p/>
            </draw:line>
            <draw:line draw:style-name="gr183" draw:text-style-name="P5" draw:layer="layout" svg:x1="10.699cm" svg:y1="14.452cm" svg:x2="11.099cm" svg:y2="14.252cm">
              <text:p/>
            </draw:line>
          </draw:g>
          <draw:g>
            <draw:polygon draw:style-name="gr184" draw:text-style-name="P3" draw:layer="layout" svg:width="1.399cm" svg:height="0.199cm" svg:x="8.699cm" svg:y="14.252cm" svg:viewBox="0 0 1400 200" draw:points="0,200 1000,200 1400,0 400,0">
              <text:p/>
            </draw:polygon>
            <draw:rect draw:style-name="gr185" draw:text-style-name="P6" draw:layer="layout" svg:width="1.001cm" svg:height="1.001cm" svg:x="8.699cm" svg:y="14.452cm">
              <text:p/>
            </draw:rect>
            <draw:line draw:style-name="gr186" draw:text-style-name="P5" draw:layer="layout" svg:x1="8.699cm" svg:y1="15.452cm" svg:x2="8.699cm" svg:y2="14.452cm">
              <text:p/>
            </draw:line>
            <draw:line draw:style-name="gr187" draw:text-style-name="P5" draw:layer="layout" svg:x1="8.699cm" svg:y1="14.452cm" svg:x2="9.699cm" svg:y2="14.452cm">
              <text:p/>
            </draw:line>
            <draw:line draw:style-name="gr188" draw:text-style-name="P5" draw:layer="layout" svg:x1="9.699cm" svg:y1="15.452cm" svg:x2="9.699cm" svg:y2="14.452cm">
              <text:p/>
            </draw:line>
            <draw:line draw:style-name="gr189" draw:text-style-name="P5" draw:layer="layout" svg:x1="9.699cm" svg:y1="15.452cm" svg:x2="10.099cm" svg:y2="15.252cm">
              <text:p/>
            </draw:line>
            <draw:line draw:style-name="gr190" draw:text-style-name="P5" draw:layer="layout" svg:x1="10.099cm" svg:y1="14.252cm" svg:x2="10.099cm" svg:y2="15.252cm">
              <text:p/>
            </draw:line>
            <draw:line draw:style-name="gr191" draw:text-style-name="P5" draw:layer="layout" svg:x1="9.699cm" svg:y1="14.452cm" svg:x2="10.099cm" svg:y2="14.252cm">
              <text:p/>
            </draw:line>
            <draw:line draw:style-name="gr192" draw:text-style-name="P5" draw:layer="layout" svg:x1="9.099cm" svg:y1="14.252cm" svg:x2="10.099cm" svg:y2="14.252cm">
              <text:p/>
            </draw:line>
            <draw:line draw:style-name="gr193" draw:text-style-name="P5" draw:layer="layout" svg:x1="8.699cm" svg:y1="14.452cm" svg:x2="9.099cm" svg:y2="14.252cm">
              <text:p/>
            </draw:line>
            <draw:polygon draw:style-name="gr194" draw:text-style-name="P4" draw:layer="layout" svg:width="0.399cm" svg:height="1.199cm" svg:x="9.699cm" svg:y="14.252cm" svg:viewBox="0 0 400 1200" draw:points="0,1200 400,1000 400,0 0,200">
              <text:p/>
            </draw:polygon>
          </draw:g>
          <draw:g>
            <draw:polygon draw:style-name="gr195" draw:text-style-name="P3" draw:layer="layout" svg:width="1.399cm" svg:height="0.199cm" svg:x="8.699cm" svg:y="13.251cm" svg:viewBox="0 0 1400 200" draw:points="0,200 1000,200 1400,0 400,0">
              <text:p/>
            </draw:polygon>
            <draw:rect draw:style-name="gr196" draw:text-style-name="P6" draw:layer="layout" svg:width="1.001cm" svg:height="1.001cm" svg:x="8.699cm" svg:y="13.452cm">
              <text:p/>
            </draw:rect>
            <draw:line draw:style-name="gr197" draw:text-style-name="P5" draw:layer="layout" svg:x1="8.699cm" svg:y1="14.452cm" svg:x2="8.699cm" svg:y2="13.452cm">
              <text:p/>
            </draw:line>
            <draw:line draw:style-name="gr198" draw:text-style-name="P5" draw:layer="layout" svg:x1="8.699cm" svg:y1="13.452cm" svg:x2="9.699cm" svg:y2="13.452cm">
              <text:p/>
            </draw:line>
            <draw:line draw:style-name="gr199" draw:text-style-name="P5" draw:layer="layout" svg:x1="9.699cm" svg:y1="14.452cm" svg:x2="9.699cm" svg:y2="13.452cm">
              <text:p/>
            </draw:line>
            <draw:line draw:style-name="gr200" draw:text-style-name="P5" draw:layer="layout" svg:x1="9.699cm" svg:y1="14.452cm" svg:x2="10.099cm" svg:y2="14.252cm">
              <text:p/>
            </draw:line>
            <draw:line draw:style-name="gr201" draw:text-style-name="P5" draw:layer="layout" svg:x1="10.099cm" svg:y1="13.251cm" svg:x2="10.099cm" svg:y2="14.251cm">
              <text:p/>
            </draw:line>
            <draw:line draw:style-name="gr202" draw:text-style-name="P5" draw:layer="layout" svg:x1="9.699cm" svg:y1="13.451cm" svg:x2="10.099cm" svg:y2="13.251cm">
              <text:p/>
            </draw:line>
            <draw:line draw:style-name="gr203" draw:text-style-name="P5" draw:layer="layout" svg:x1="8.699cm" svg:y1="13.451cm" svg:x2="9.099cm" svg:y2="13.251cm">
              <text:p/>
            </draw:line>
          </draw:g>
          <draw:g>
            <draw:polygon draw:style-name="gr204" draw:text-style-name="P3" draw:layer="layout" svg:width="1.399cm" svg:height="0.199cm" svg:x="9.699cm" svg:y="13.251cm" svg:viewBox="0 0 1400 200" draw:points="0,200 1000,200 1400,0 400,0">
              <text:p/>
            </draw:polygon>
            <draw:rect draw:style-name="gr205" draw:text-style-name="P6" draw:layer="layout" svg:width="1.001cm" svg:height="1.001cm" svg:x="9.699cm" svg:y="13.452cm">
              <text:p/>
            </draw:rect>
            <draw:line draw:style-name="gr206" draw:text-style-name="P5" draw:layer="layout" svg:x1="9.699cm" svg:y1="14.452cm" svg:x2="10.699cm" svg:y2="14.452cm">
              <text:p/>
            </draw:line>
            <draw:line draw:style-name="gr207" draw:text-style-name="P5" draw:layer="layout" svg:x1="9.699cm" svg:y1="13.452cm" svg:x2="10.699cm" svg:y2="13.452cm">
              <text:p/>
            </draw:line>
            <draw:line draw:style-name="gr208" draw:text-style-name="P5" draw:layer="layout" svg:x1="10.699cm" svg:y1="14.452cm" svg:x2="10.699cm" svg:y2="13.452cm">
              <text:p/>
            </draw:line>
            <draw:line draw:style-name="gr209" draw:text-style-name="P5" draw:layer="layout" svg:x1="10.699cm" svg:y1="14.452cm" svg:x2="11.099cm" svg:y2="14.252cm">
              <text:p/>
            </draw:line>
            <draw:line draw:style-name="gr210" draw:text-style-name="P5" draw:layer="layout" svg:x1="11.099cm" svg:y1="13.251cm" svg:x2="11.099cm" svg:y2="14.251cm">
              <text:p/>
            </draw:line>
            <draw:line draw:style-name="gr211" draw:text-style-name="P5" draw:layer="layout" svg:x1="10.699cm" svg:y1="13.451cm" svg:x2="11.099cm" svg:y2="13.251cm">
              <text:p/>
            </draw:line>
            <draw:line draw:style-name="gr212" draw:text-style-name="P5" draw:layer="layout" svg:x1="10.099cm" svg:y1="13.251cm" svg:x2="11.099cm" svg:y2="13.251cm">
              <text:p/>
            </draw:line>
          </draw:g>
          <draw:g>
            <draw:polygon draw:style-name="gr213" draw:text-style-name="P4" draw:layer="layout" svg:width="0.399cm" svg:height="1.199cm" svg:x="11.699cm" svg:y="13.251cm" svg:viewBox="0 0 400 1200" draw:points="0,1200 400,1000 400,0 0,200">
              <text:p/>
            </draw:polygon>
            <draw:polygon draw:style-name="gr214" draw:text-style-name="P3" draw:layer="layout" svg:width="1.399cm" svg:height="0.199cm" svg:x="10.699cm" svg:y="13.251cm" svg:viewBox="0 0 1400 200" draw:points="0,200 1000,200 1400,0 400,0">
              <text:p/>
            </draw:polygon>
            <draw:rect draw:style-name="gr215" draw:text-style-name="P6" draw:layer="layout" svg:width="1.001cm" svg:height="1.001cm" svg:x="10.699cm" svg:y="13.452cm">
              <text:p/>
            </draw:rect>
            <draw:line draw:style-name="gr216" draw:text-style-name="P5" draw:layer="layout" svg:x1="10.699cm" svg:y1="13.452cm" svg:x2="11.699cm" svg:y2="13.452cm">
              <text:p/>
            </draw:line>
            <draw:line draw:style-name="gr217" draw:text-style-name="P5" draw:layer="layout" svg:x1="11.699cm" svg:y1="14.452cm" svg:x2="11.699cm" svg:y2="13.452cm">
              <text:p/>
            </draw:line>
            <draw:line draw:style-name="gr218" draw:text-style-name="P5" draw:layer="layout" svg:x1="11.699cm" svg:y1="13.451cm" svg:x2="12.099cm" svg:y2="13.251cm">
              <text:p/>
            </draw:line>
          </draw:g>
          <draw:frame draw:style-name="gr1" draw:text-style-name="P2" draw:layer="layout" svg:width="0.918cm" svg:height="0.652cm" svg:x="9.81cm" svg:y="16.586cm">
            <draw:text-box>
              <text:p text:style-name="P1"><text:span text:style-name="T1">2 cm</text:span></text:p>
            </draw:text-box>
          </draw:frame>
          <draw:frame draw:style-name="gr1" draw:text-style-name="P2" draw:layer="layout" svg:width="0.918cm" svg:height="0.652cm" svg:x="10.779cm" svg:y="16.586cm">
            <draw:text-box>
              <text:p text:style-name="P1"><text:span text:style-name="T1">2 cm</text:span></text:p>
            </draw:text-box>
          </draw:frame>
          <draw:line draw:style-name="gr219" draw:text-style-name="P3" draw:layer="layout" svg:x1="8.699cm" svg:y1="16.65cm" svg:x2="9.704cm" svg:y2="16.65cm">
            <text:p/>
          </draw:line>
          <draw:line draw:style-name="gr219" draw:text-style-name="P3" draw:layer="layout" svg:x1="9.699cm" svg:y1="16.65cm" svg:x2="10.704cm" svg:y2="16.65cm">
            <text:p/>
          </draw:line>
          <draw:line draw:style-name="gr219" draw:text-style-name="P3" draw:layer="layout" svg:x1="10.699cm" svg:y1="16.65cm" svg:x2="11.704cm" svg:y2="16.6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5840" draw:display-name="Dashed (var) 5840" draw:style="rect" draw:dots1="1" draw:dots1-length="0.011cm" draw:dots2="1" draw:dots2-length="0.011cm" draw:distance="0.011cm"/>
    <draw:stroke-dash draw:name="Dashed_20__28_var_29__20_5841" draw:display-name="Dashed (var) 5841" draw:style="rect" draw:dots1="1" draw:dots1-length="0.011cm" draw:dots2="1" draw:dots2-length="0.011cm" draw:distance="0.011cm"/>
    <draw:stroke-dash draw:name="Dashed_20__28_var_29__20_5842" draw:display-name="Dashed (var) 5842" draw:style="rect" draw:dots1="1" draw:dots1-length="0.011cm" draw:dots2="1" draw:dots2-length="0.011cm" draw:distance="0.011cm"/>
    <draw:stroke-dash draw:name="Dashed_20__28_var_29__20_5843" draw:display-name="Dashed (var) 5843" draw:style="rect" draw:dots1="1" draw:dots1-length="0.011cm" draw:dots2="1" draw:dots2-length="0.011cm" draw:distance="0.011cm"/>
    <draw:stroke-dash draw:name="Dashed_20__28_var_29__20_5844" draw:display-name="Dashed (var) 5844" draw:style="rect" draw:dots1="1" draw:dots1-length="0.011cm" draw:dots2="1" draw:dots2-length="0.011cm" draw:distance="0.011cm"/>
    <draw:stroke-dash draw:name="Dashed_20__28_var_29__20_5845" draw:display-name="Dashed (var) 5845" draw:style="rect" draw:dots1="1" draw:dots1-length="0.011cm" draw:dots2="1" draw:dots2-length="0.011cm" draw:distance="0.011cm"/>
    <draw:stroke-dash draw:name="Dashed_20__28_var_29__20_5846" draw:display-name="Dashed (var) 5846" draw:style="rect" draw:dots1="1" draw:dots1-length="0.011cm" draw:dots2="1" draw:dots2-length="0.011cm" draw:distance="0.011cm"/>
    <draw:stroke-dash draw:name="Dashed_20__28_var_29__20_5847" draw:display-name="Dashed (var) 5847" draw:style="rect" draw:dots1="1" draw:dots1-length="0.011cm" draw:dots2="1" draw:dots2-length="0.011cm" draw:distance="0.011cm"/>
    <draw:stroke-dash draw:name="Dashed_20__28_var_29__20_5848" draw:display-name="Dashed (var) 5848" draw:style="rect" draw:dots1="1" draw:dots1-length="0.011cm" draw:dots2="1" draw:dots2-length="0.011cm" draw:distance="0.011cm"/>
    <draw:stroke-dash draw:name="Dashed_20__28_var_29__20_5849" draw:display-name="Dashed (var) 5849" draw:style="rect" draw:dots1="1" draw:dots1-length="0.011cm" draw:dots2="1" draw:dots2-length="0.011cm" draw:distance="0.011cm"/>
    <draw:stroke-dash draw:name="Dashed_20__28_var_29__20_5850" draw:display-name="Dashed (var) 5850" draw:style="rect" draw:dots1="1" draw:dots1-length="0.011cm" draw:dots2="1" draw:dots2-length="0.011cm" draw:distance="0.011cm"/>
    <draw:stroke-dash draw:name="Dashed_20__28_var_29__20_5851" draw:display-name="Dashed (var) 5851" draw:style="rect" draw:dots1="1" draw:dots1-length="0.011cm" draw:dots2="1" draw:dots2-length="0.011cm" draw:distance="0.011cm"/>
    <draw:stroke-dash draw:name="Dashed_20__28_var_29__20_5852" draw:display-name="Dashed (var) 5852" draw:style="rect" draw:dots1="1" draw:dots1-length="0.011cm" draw:dots2="1" draw:dots2-length="0.011cm" draw:distance="0.011cm"/>
    <draw:stroke-dash draw:name="Dashed_20__28_var_29__20_5853" draw:display-name="Dashed (var) 5853" draw:style="rect" draw:dots1="1" draw:dots1-length="0.011cm" draw:dots2="1" draw:dots2-length="0.011cm" draw:distance="0.011cm"/>
    <draw:stroke-dash draw:name="Dashed_20__28_var_29__20_5854" draw:display-name="Dashed (var) 5854" draw:style="rect" draw:dots1="1" draw:dots1-length="0.011cm" draw:dots2="1" draw:dots2-length="0.011cm" draw:distance="0.011cm"/>
    <draw:stroke-dash draw:name="Dashed_20__28_var_29__20_5855" draw:display-name="Dashed (var) 5855" draw:style="rect" draw:dots1="1" draw:dots1-length="0.011cm" draw:dots2="1" draw:dots2-length="0.011cm" draw:distance="0.011cm"/>
    <draw:stroke-dash draw:name="Dashed_20__28_var_29__20_5856" draw:display-name="Dashed (var) 5856" draw:style="rect" draw:dots1="1" draw:dots1-length="0.011cm" draw:dots2="1" draw:dots2-length="0.011cm" draw:distance="0.011cm"/>
    <draw:stroke-dash draw:name="Dashed_20__28_var_29__20_5857" draw:display-name="Dashed (var) 5857" draw:style="rect" draw:dots1="1" draw:dots1-length="0.011cm" draw:dots2="1" draw:dots2-length="0.011cm" draw:distance="0.011cm"/>
    <draw:stroke-dash draw:name="Dashed_20__28_var_29__20_5858" draw:display-name="Dashed (var) 5858" draw:style="rect" draw:dots1="1" draw:dots1-length="0.011cm" draw:dots2="1" draw:dots2-length="0.011cm" draw:distance="0.011cm"/>
    <draw:stroke-dash draw:name="Dashed_20__28_var_29__20_5859" draw:display-name="Dashed (var) 5859" draw:style="rect" draw:dots1="1" draw:dots1-length="0.011cm" draw:dots2="1" draw:dots2-length="0.011cm" draw:distance="0.011cm"/>
    <draw:stroke-dash draw:name="Dashed_20__28_var_29__20_5860" draw:display-name="Dashed (var) 5860" draw:style="rect" draw:dots1="1" draw:dots1-length="0.011cm" draw:dots2="1" draw:dots2-length="0.011cm" draw:distance="0.011cm"/>
    <draw:stroke-dash draw:name="Dashed_20__28_var_29__20_5861" draw:display-name="Dashed (var) 5861" draw:style="rect" draw:dots1="1" draw:dots1-length="0.011cm" draw:dots2="1" draw:dots2-length="0.011cm" draw:distance="0.011cm"/>
    <draw:stroke-dash draw:name="Dashed_20__28_var_29__20_5862" draw:display-name="Dashed (var) 5862" draw:style="rect" draw:dots1="1" draw:dots1-length="0.011cm" draw:dots2="1" draw:dots2-length="0.011cm" draw:distance="0.011cm"/>
    <draw:stroke-dash draw:name="Dashed_20__28_var_29__20_5863" draw:display-name="Dashed (var) 5863" draw:style="rect" draw:dots1="1" draw:dots1-length="0.011cm" draw:dots2="1" draw:dots2-length="0.011cm" draw:distance="0.011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11cm" draw:dots2="1" draw:dots2-length="0.011cm" draw:distance="0.011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11cm" draw:dots2="1" draw:dots2-length="0.011cm" draw:distance="0.011cm"/>
    <draw:stroke-dash draw:name="Dashed_20__28_var_29__20_5958" draw:display-name="Dashed (var) 5958" draw:style="rect" draw:dots1="1" draw:dots1-length="0.011cm" draw:dots2="1" draw:dots2-length="0.011cm" draw:distance="0.011cm"/>
    <draw:stroke-dash draw:name="Dashed_20__28_var_29__20_5959" draw:display-name="Dashed (var) 5959" draw:style="rect" draw:dots1="1" draw:dots1-length="0.011cm" draw:dots2="1" draw:dots2-length="0.011cm" draw:distance="0.011cm"/>
    <draw:stroke-dash draw:name="Dashed_20__28_var_29__20_5960" draw:display-name="Dashed (var) 5960" draw:style="rect" draw:dots1="1" draw:dots1-length="0.011cm" draw:dots2="1" draw:dots2-length="0.011cm" draw:distance="0.011cm"/>
    <draw:stroke-dash draw:name="Dashed_20__28_var_29__20_5961" draw:display-name="Dashed (var) 5961" draw:style="rect" draw:dots1="1" draw:dots1-length="0.011cm" draw:dots2="1" draw:dots2-length="0.011cm" draw:distance="0.011cm"/>
    <draw:stroke-dash draw:name="Dashed_20__28_var_29__20_5962" draw:display-name="Dashed (var) 5962" draw:style="rect" draw:dots1="1" draw:dots1-length="0.011cm" draw:dots2="1" draw:dots2-length="0.011cm" draw:distance="0.011cm"/>
    <draw:stroke-dash draw:name="Dashed_20__28_var_29__20_5963" draw:display-name="Dashed (var) 5963" draw:style="rect" draw:dots1="1" draw:dots1-length="0.011cm" draw:dots2="1" draw:dots2-length="0.011cm" draw:distance="0.011cm"/>
    <draw:stroke-dash draw:name="Dashed_20__28_var_29__20_5964" draw:display-name="Dashed (var) 5964" draw:style="rect" draw:dots1="1" draw:dots1-length="0.011cm" draw:dots2="1" draw:dots2-length="0.011cm" draw:distance="0.011cm"/>
    <draw:stroke-dash draw:name="Dashed_20__28_var_29__20_5965" draw:display-name="Dashed (var) 5965" draw:style="rect" draw:dots1="1" draw:dots1-length="0.011cm" draw:dots2="1" draw:dots2-length="0.011cm" draw:distance="0.011cm"/>
    <draw:stroke-dash draw:name="Dashed_20__28_var_29__20_5966" draw:display-name="Dashed (var) 5966" draw:style="rect" draw:dots1="1" draw:dots1-length="0.011cm" draw:dots2="1" draw:dots2-length="0.011cm" draw:distance="0.011cm"/>
    <draw:stroke-dash draw:name="Dashed_20__28_var_29__20_5967" draw:display-name="Dashed (var) 5967" draw:style="rect" draw:dots1="1" draw:dots1-length="0.011cm" draw:dots2="1" draw:dots2-length="0.011cm" draw:distance="0.011cm"/>
    <draw:stroke-dash draw:name="Dashed_20__28_var_29__20_5968" draw:display-name="Dashed (var) 5968" draw:style="rect" draw:dots1="1" draw:dots1-length="0.011cm" draw:dots2="1" draw:dots2-length="0.011cm" draw:distance="0.011cm"/>
    <draw:stroke-dash draw:name="Dashed_20__28_var_29__20_5969" draw:display-name="Dashed (var) 5969" draw:style="rect" draw:dots1="1" draw:dots1-length="0.011cm" draw:dots2="1" draw:dots2-length="0.011cm" draw:distance="0.011cm"/>
    <draw:stroke-dash draw:name="Dashed_20__28_var_29__20_5970" draw:display-name="Dashed (var) 5970" draw:style="rect" draw:dots1="1" draw:dots1-length="0.011cm" draw:dots2="1" draw:dots2-length="0.011cm" draw:distance="0.011cm"/>
    <draw:stroke-dash draw:name="Dashed_20__28_var_29__20_5971" draw:display-name="Dashed (var) 5971" draw:style="rect" draw:dots1="1" draw:dots1-length="0.011cm" draw:dots2="1" draw:dots2-length="0.011cm" draw:distance="0.011cm"/>
    <draw:stroke-dash draw:name="Dashed_20__28_var_29__20_5972" draw:display-name="Dashed (var) 5972" draw:style="rect" draw:dots1="1" draw:dots1-length="0.011cm" draw:dots2="1" draw:dots2-length="0.011cm" draw:distance="0.011cm"/>
    <draw:stroke-dash draw:name="Dashed_20__28_var_29__20_5973" draw:display-name="Dashed (var) 5973" draw:style="rect" draw:dots1="1" draw:dots1-length="0.011cm" draw:dots2="1" draw:dots2-length="0.011cm" draw:distance="0.011cm"/>
    <draw:stroke-dash draw:name="Dashed_20__28_var_29__20_5974" draw:display-name="Dashed (var) 5974" draw:style="rect" draw:dots1="1" draw:dots1-length="0.011cm" draw:dots2="1" draw:dots2-length="0.011cm" draw:distance="0.011cm"/>
    <draw:stroke-dash draw:name="Dashed_20__28_var_29__20_5975" draw:display-name="Dashed (var) 5975" draw:style="rect" draw:dots1="1" draw:dots1-length="0.011cm" draw:dots2="1" draw:dots2-length="0.011cm" draw:distance="0.011cm"/>
    <draw:stroke-dash draw:name="Dashed_20__28_var_29__20_5976" draw:display-name="Dashed (var) 5976" draw:style="rect" draw:dots1="1" draw:dots1-length="0.011cm" draw:dots2="1" draw:dots2-length="0.011cm" draw:distance="0.011cm"/>
    <draw:stroke-dash draw:name="Dashed_20__28_var_29__20_5977" draw:display-name="Dashed (var) 5977" draw:style="rect" draw:dots1="1" draw:dots1-length="0.011cm" draw:dots2="1" draw:dots2-length="0.011cm" draw:distance="0.011cm"/>
    <draw:stroke-dash draw:name="Dashed_20__28_var_29__20_5978" draw:display-name="Dashed (var) 5978" draw:style="rect" draw:dots1="1" draw:dots1-length="0.011cm" draw:dots2="1" draw:dots2-length="0.011cm" draw:distance="0.011cm"/>
    <draw:stroke-dash draw:name="Dashed_20__28_var_29__20_5979" draw:display-name="Dashed (var) 5979" draw:style="rect" draw:dots1="1" draw:dots1-length="0.011cm" draw:dots2="1" draw:dots2-length="0.011cm" draw:distance="0.011cm"/>
    <draw:stroke-dash draw:name="Dashed_20__28_var_29__20_5980" draw:display-name="Dashed (var) 5980" draw:style="rect" draw:dots1="1" draw:dots1-length="0.011cm" draw:dots2="1" draw:dots2-length="0.011cm" draw:distance="0.011cm"/>
    <draw:stroke-dash draw:name="Dashed_20__28_var_29__20_5981" draw:display-name="Dashed (var) 5981" draw:style="rect" draw:dots1="1" draw:dots1-length="0.011cm" draw:dots2="1" draw:dots2-length="0.011cm" draw:distance="0.011cm"/>
    <draw:stroke-dash draw:name="Dashed_20__28_var_29__20_5982" draw:display-name="Dashed (var) 5982" draw:style="rect" draw:dots1="1" draw:dots1-length="0.011cm" draw:dots2="1" draw:dots2-length="0.011cm" draw:distance="0.011cm"/>
    <draw:stroke-dash draw:name="Dashed_20__28_var_29__20_5983" draw:display-name="Dashed (var) 5983" draw:style="rect" draw:dots1="1" draw:dots1-length="0.011cm" draw:dots2="1" draw:dots2-length="0.011cm" draw:distance="0.011cm"/>
    <draw:stroke-dash draw:name="Dashed_20__28_var_29__20_5984" draw:display-name="Dashed (var) 5984" draw:style="rect" draw:dots1="1" draw:dots1-length="0.011cm" draw:dots2="1" draw:dots2-length="0.011cm" draw:distance="0.011cm"/>
    <draw:stroke-dash draw:name="Dashed_20__28_var_29__20_5985" draw:display-name="Dashed (var) 5985" draw:style="rect" draw:dots1="1" draw:dots1-length="0.011cm" draw:dots2="1" draw:dots2-length="0.011cm" draw:distance="0.011cm"/>
    <draw:stroke-dash draw:name="Dashed_20__28_var_29__20_5986" draw:display-name="Dashed (var) 5986" draw:style="rect" draw:dots1="1" draw:dots1-length="0.011cm" draw:dots2="1" draw:dots2-length="0.011cm" draw:distance="0.011cm"/>
    <draw:stroke-dash draw:name="Dashed_20__28_var_29__20_5987" draw:display-name="Dashed (var) 5987" draw:style="rect" draw:dots1="1" draw:dots1-length="0.011cm" draw:dots2="1" draw:dots2-length="0.011cm" draw:distance="0.011cm"/>
    <draw:stroke-dash draw:name="Dashed_20__28_var_29__20_5988" draw:display-name="Dashed (var) 5988" draw:style="rect" draw:dots1="1" draw:dots1-length="0.011cm" draw:dots2="1" draw:dots2-length="0.011cm" draw:distance="0.011cm"/>
    <draw:stroke-dash draw:name="Dashed_20__28_var_29__20_5989" draw:display-name="Dashed (var) 5989" draw:style="rect" draw:dots1="1" draw:dots1-length="0.011cm" draw:dots2="1" draw:dots2-length="0.011cm" draw:distance="0.011cm"/>
    <draw:stroke-dash draw:name="Dashed_20__28_var_29__20_5990" draw:display-name="Dashed (var) 5990" draw:style="rect" draw:dots1="1" draw:dots1-length="0.011cm" draw:dots2="1" draw:dots2-length="0.011cm" draw:distance="0.011cm"/>
    <draw:stroke-dash draw:name="Dashed_20__28_var_29__20_5991" draw:display-name="Dashed (var) 5991" draw:style="rect" draw:dots1="1" draw:dots1-length="0.011cm" draw:dots2="1" draw:dots2-length="0.011cm" draw:distance="0.011cm"/>
    <draw:stroke-dash draw:name="Dashed_20__28_var_29__20_5992" draw:display-name="Dashed (var) 5992" draw:style="rect" draw:dots1="1" draw:dots1-length="0.011cm" draw:dots2="1" draw:dots2-length="0.011cm" draw:distance="0.011cm"/>
    <draw:stroke-dash draw:name="Dashed_20__28_var_29__20_5993" draw:display-name="Dashed (var) 5993" draw:style="rect" draw:dots1="1" draw:dots1-length="0.011cm" draw:dots2="1" draw:dots2-length="0.011cm" draw:distance="0.011cm"/>
    <draw:stroke-dash draw:name="Dashed_20__28_var_29__20_5994" draw:display-name="Dashed (var) 5994" draw:style="rect" draw:dots1="1" draw:dots1-length="0.011cm" draw:dots2="1" draw:dots2-length="0.011cm" draw:distance="0.011cm"/>
    <draw:stroke-dash draw:name="Dashed_20__28_var_29__20_5995" draw:display-name="Dashed (var) 5995" draw:style="rect" draw:dots1="1" draw:dots1-length="0.011cm" draw:dots2="1" draw:dots2-length="0.011cm" draw:distance="0.011cm"/>
    <draw:stroke-dash draw:name="Dashed_20__28_var_29__20_5996" draw:display-name="Dashed (var) 5996" draw:style="rect" draw:dots1="1" draw:dots1-length="0.011cm" draw:dots2="1" draw:dots2-length="0.011cm" draw:distance="0.011cm"/>
    <draw:stroke-dash draw:name="Dashed_20__28_var_29__20_5997" draw:display-name="Dashed (var) 5997" draw:style="rect" draw:dots1="1" draw:dots1-length="0.011cm" draw:dots2="1" draw:dots2-length="0.011cm" draw:distance="0.011cm"/>
    <draw:stroke-dash draw:name="Dashed_20__28_var_29__20_5998" draw:display-name="Dashed (var) 5998" draw:style="rect" draw:dots1="1" draw:dots1-length="0.011cm" draw:dots2="1" draw:dots2-length="0.011cm" draw:distance="0.011cm"/>
    <draw:stroke-dash draw:name="Dashed_20__28_var_29__20_5999" draw:display-name="Dashed (var) 5999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11cm" draw:dots2="1" draw:dots2-length="0.011cm" draw:distance="0.011cm"/>
    <draw:stroke-dash draw:name="Dashed_20__28_var_29__20_6001" draw:display-name="Dashed (var) 6001" draw:style="rect" draw:dots1="1" draw:dots1-length="0.011cm" draw:dots2="1" draw:dots2-length="0.011cm" draw:distance="0.011cm"/>
    <draw:stroke-dash draw:name="Dashed_20__28_var_29__20_6002" draw:display-name="Dashed (var) 6002" draw:style="rect" draw:dots1="1" draw:dots1-length="0.011cm" draw:dots2="1" draw:dots2-length="0.011cm" draw:distance="0.011cm"/>
    <draw:stroke-dash draw:name="Dashed_20__28_var_29__20_6003" draw:display-name="Dashed (var) 6003" draw:style="rect" draw:dots1="1" draw:dots1-length="0.011cm" draw:dots2="1" draw:dots2-length="0.011cm" draw:distance="0.011cm"/>
    <draw:stroke-dash draw:name="Dashed_20__28_var_29__20_6004" draw:display-name="Dashed (var) 6004" draw:style="rect" draw:dots1="1" draw:dots1-length="0.011cm" draw:dots2="1" draw:dots2-length="0.011cm" draw:distance="0.011cm"/>
    <draw:stroke-dash draw:name="Dashed_20__28_var_29__20_6005" draw:display-name="Dashed (var) 6005" draw:style="rect" draw:dots1="1" draw:dots1-length="0.011cm" draw:dots2="1" draw:dots2-length="0.011cm" draw:distance="0.011cm"/>
    <draw:stroke-dash draw:name="Dashed_20__28_var_29__20_6006" draw:display-name="Dashed (var) 6006" draw:style="rect" draw:dots1="1" draw:dots1-length="0.011cm" draw:dots2="1" draw:dots2-length="0.011cm" draw:distance="0.011cm"/>
    <draw:stroke-dash draw:name="Dashed_20__28_var_29__20_6007" draw:display-name="Dashed (var) 6007" draw:style="rect" draw:dots1="1" draw:dots1-length="0.011cm" draw:dots2="1" draw:dots2-length="0.011cm" draw:distance="0.011cm"/>
    <draw:stroke-dash draw:name="Dashed_20__28_var_29__20_6008" draw:display-name="Dashed (var) 6008" draw:style="rect" draw:dots1="1" draw:dots1-length="0.011cm" draw:dots2="1" draw:dots2-length="0.011cm" draw:distance="0.011cm"/>
    <draw:stroke-dash draw:name="Dashed_20__28_var_29__20_6009" draw:display-name="Dashed (var) 6009" draw:style="rect" draw:dots1="1" draw:dots1-length="0.011cm" draw:dots2="1" draw:dots2-length="0.011cm" draw:distance="0.011cm"/>
    <draw:stroke-dash draw:name="Dashed_20__28_var_29__20_6010" draw:display-name="Dashed (var) 6010" draw:style="rect" draw:dots1="1" draw:dots1-length="0.011cm" draw:dots2="1" draw:dots2-length="0.011cm" draw:distance="0.011cm"/>
    <draw:stroke-dash draw:name="Dashed_20__28_var_29__20_6011" draw:display-name="Dashed (var) 6011" draw:style="rect" draw:dots1="1" draw:dots1-length="0.011cm" draw:dots2="1" draw:dots2-length="0.011cm" draw:distance="0.011cm"/>
    <draw:stroke-dash draw:name="Dashed_20__28_var_29__20_6012" draw:display-name="Dashed (var) 6012" draw:style="rect" draw:dots1="1" draw:dots1-length="0.011cm" draw:dots2="1" draw:dots2-length="0.011cm" draw:distance="0.011cm"/>
    <draw:stroke-dash draw:name="Dashed_20__28_var_29__20_6013" draw:display-name="Dashed (var) 6013" draw:style="rect" draw:dots1="1" draw:dots1-length="0.011cm" draw:dots2="1" draw:dots2-length="0.011cm" draw:distance="0.011cm"/>
    <draw:stroke-dash draw:name="Dashed_20__28_var_29__20_6014" draw:display-name="Dashed (var) 6014" draw:style="rect" draw:dots1="1" draw:dots1-length="0.011cm" draw:dots2="1" draw:dots2-length="0.011cm" draw:distance="0.011cm"/>
    <draw:stroke-dash draw:name="Dashed_20__28_var_29__20_6015" draw:display-name="Dashed (var) 6015" draw:style="rect" draw:dots1="1" draw:dots1-length="0.011cm" draw:dots2="1" draw:dots2-length="0.011cm" draw:distance="0.011cm"/>
    <draw:stroke-dash draw:name="Dashed_20__28_var_29__20_6016" draw:display-name="Dashed (var) 6016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11cm" draw:dots2="1" draw:dots2-length="0.011cm" draw:distance="0.011cm"/>
    <draw:stroke-dash draw:name="Dashed_20__28_var_29__20_6018" draw:display-name="Dashed (var) 6018" draw:style="rect" draw:dots1="1" draw:dots1-length="0.011cm" draw:dots2="1" draw:dots2-length="0.011cm" draw:distance="0.011cm"/>
    <draw:stroke-dash draw:name="Dashed_20__28_var_29__20_6019" draw:display-name="Dashed (var) 6019" draw:style="rect" draw:dots1="1" draw:dots1-length="0.011cm" draw:dots2="1" draw:dots2-length="0.011cm" draw:distance="0.011cm"/>
    <draw:stroke-dash draw:name="Dashed_20__28_var_29__20_6020" draw:display-name="Dashed (var) 6020" draw:style="rect" draw:dots1="1" draw:dots1-length="0.011cm" draw:dots2="1" draw:dots2-length="0.011cm" draw:distance="0.011cm"/>
    <draw:stroke-dash draw:name="Dashed_20__28_var_29__20_6021" draw:display-name="Dashed (var) 6021" draw:style="rect" draw:dots1="1" draw:dots1-length="0.011cm" draw:dots2="1" draw:dots2-length="0.011cm" draw:distance="0.011cm"/>
    <draw:stroke-dash draw:name="Dashed_20__28_var_29__20_6022" draw:display-name="Dashed (var) 6022" draw:style="rect" draw:dots1="1" draw:dots1-length="0.011cm" draw:dots2="1" draw:dots2-length="0.011cm" draw:distance="0.011cm"/>
    <draw:stroke-dash draw:name="Dashed_20__28_var_29__20_6023" draw:display-name="Dashed (var) 6023" draw:style="rect" draw:dots1="1" draw:dots1-length="0.011cm" draw:dots2="1" draw:dots2-length="0.011cm" draw:distance="0.011cm"/>
    <draw:stroke-dash draw:name="Dashed_20__28_var_29__20_6024" draw:display-name="Dashed (var) 6024" draw:style="rect" draw:dots1="1" draw:dots1-length="0.011cm" draw:dots2="1" draw:dots2-length="0.011cm" draw:distance="0.011cm"/>
    <draw:stroke-dash draw:name="Dashed_20__28_var_29__20_6025" draw:display-name="Dashed (var) 6025" draw:style="rect" draw:dots1="1" draw:dots1-length="0.011cm" draw:dots2="1" draw:dots2-length="0.011cm" draw:distance="0.011cm"/>
    <draw:stroke-dash draw:name="Dashed_20__28_var_29__20_6026" draw:display-name="Dashed (var) 6026" draw:style="rect" draw:dots1="1" draw:dots1-length="0.011cm" draw:dots2="1" draw:dots2-length="0.011cm" draw:distance="0.011cm"/>
    <draw:stroke-dash draw:name="Dashed_20__28_var_29__20_6027" draw:display-name="Dashed (var) 6027" draw:style="rect" draw:dots1="1" draw:dots1-length="0.011cm" draw:dots2="1" draw:dots2-length="0.011cm" draw:distance="0.011cm"/>
    <draw:stroke-dash draw:name="Dashed_20__28_var_29__20_6028" draw:display-name="Dashed (var) 6028" draw:style="rect" draw:dots1="1" draw:dots1-length="0.011cm" draw:dots2="1" draw:dots2-length="0.011cm" draw:distance="0.011cm"/>
    <draw:stroke-dash draw:name="Dashed_20__28_var_29__20_6029" draw:display-name="Dashed (var) 6029" draw:style="rect" draw:dots1="1" draw:dots1-length="0.011cm" draw:dots2="1" draw:dots2-length="0.011cm" draw:distance="0.011cm"/>
    <draw:stroke-dash draw:name="Dashed_20__28_var_29__20_6030" draw:display-name="Dashed (var) 6030" draw:style="rect" draw:dots1="1" draw:dots1-length="0.011cm" draw:dots2="1" draw:dots2-length="0.011cm" draw:distance="0.011cm"/>
    <draw:stroke-dash draw:name="Dashed_20__28_var_29__20_6031" draw:display-name="Dashed (var) 6031" draw:style="rect" draw:dots1="1" draw:dots1-length="0.011cm" draw:dots2="1" draw:dots2-length="0.011cm" draw:distance="0.011cm"/>
    <draw:stroke-dash draw:name="Dashed_20__28_var_29__20_6032" draw:display-name="Dashed (var) 6032" draw:style="rect" draw:dots1="1" draw:dots1-length="0.011cm" draw:dots2="1" draw:dots2-length="0.011cm" draw:distance="0.011cm"/>
    <draw:stroke-dash draw:name="Dashed_20__28_var_29__20_6033" draw:display-name="Dashed (var) 6033" draw:style="rect" draw:dots1="1" draw:dots1-length="0.016cm" draw:dots2="1" draw:dots2-length="0.016cm" draw:distance="0.016cm"/>
    <draw:stroke-dash draw:name="Dashed_20__28_var_29__20_6034" draw:display-name="Dashed (var) 6034" draw:style="rect" draw:dots1="1" draw:dots1-length="0.016cm" draw:dots2="1" draw:dots2-length="0.016cm" draw:distance="0.016cm"/>
    <draw:stroke-dash draw:name="Dashed_20__28_var_29__20_6035" draw:display-name="Dashed (var) 6035" draw:style="rect" draw:dots1="1" draw:dots1-length="0.016cm" draw:dots2="1" draw:dots2-length="0.016cm" draw:distance="0.016cm"/>
    <draw:stroke-dash draw:name="Dashed_20__28_var_29__20_6036" draw:display-name="Dashed (var) 6036" draw:style="rect" draw:dots1="1" draw:dots1-length="0.016cm" draw:dots2="1" draw:dots2-length="0.016cm" draw:distance="0.016cm"/>
    <draw:stroke-dash draw:name="Dashed_20__28_var_29__20_6037" draw:display-name="Dashed (var) 6037" draw:style="rect" draw:dots1="1" draw:dots1-length="0.016cm" draw:dots2="1" draw:dots2-length="0.016cm" draw:distance="0.016cm"/>
    <draw:stroke-dash draw:name="Dashed_20__28_var_29__20_6038" draw:display-name="Dashed (var) 6038" draw:style="rect" draw:dots1="1" draw:dots1-length="0.016cm" draw:dots2="1" draw:dots2-length="0.016cm" draw:distance="0.016cm"/>
    <draw:stroke-dash draw:name="Dashed_20__28_var_29__20_6039" draw:display-name="Dashed (var) 6039" draw:style="rect" draw:dots1="1" draw:dots1-length="0.016cm" draw:dots2="1" draw:dots2-length="0.016cm" draw:distance="0.016cm"/>
    <draw:stroke-dash draw:name="Dashed_20__28_var_29__20_6040" draw:display-name="Dashed (var) 6040" draw:style="rect" draw:dots1="1" draw:dots1-length="0.016cm" draw:dots2="1" draw:dots2-length="0.016cm" draw:distance="0.016cm"/>
    <draw:stroke-dash draw:name="Dashed_20__28_var_29__20_6041" draw:display-name="Dashed (var) 6041" draw:style="rect" draw:dots1="1" draw:dots1-length="0.016cm" draw:dots2="1" draw:dots2-length="0.016cm" draw:distance="0.016cm"/>
    <draw:stroke-dash draw:name="Dashed_20__28_var_29__20_6042" draw:display-name="Dashed (var) 6042" draw:style="rect" draw:dots1="1" draw:dots1-length="0.016cm" draw:dots2="1" draw:dots2-length="0.016cm" draw:distance="0.016cm"/>
    <draw:stroke-dash draw:name="Dashed_20__28_var_29__20_6043" draw:display-name="Dashed (var) 6043" draw:style="rect" draw:dots1="1" draw:dots1-length="0.016cm" draw:dots2="1" draw:dots2-length="0.016cm" draw:distance="0.016cm"/>
    <draw:stroke-dash draw:name="Dashed_20__28_var_29__20_6044" draw:display-name="Dashed (var) 6044" draw:style="rect" draw:dots1="1" draw:dots1-length="0.016cm" draw:dots2="1" draw:dots2-length="0.016cm" draw:distance="0.016cm"/>
    <draw:stroke-dash draw:name="Dashed_20__28_var_29__20_6045" draw:display-name="Dashed (var) 6045" draw:style="rect" draw:dots1="1" draw:dots1-length="0.016cm" draw:dots2="1" draw:dots2-length="0.016cm" draw:distance="0.016cm"/>
    <draw:stroke-dash draw:name="Dashed_20__28_var_29__20_6046" draw:display-name="Dashed (var) 6046" draw:style="rect" draw:dots1="1" draw:dots1-length="0.016cm" draw:dots2="1" draw:dots2-length="0.016cm" draw:distance="0.016cm"/>
    <draw:stroke-dash draw:name="Dashed_20__28_var_29__20_6047" draw:display-name="Dashed (var) 6047" draw:style="rect" draw:dots1="1" draw:dots1-length="0.016cm" draw:dots2="1" draw:dots2-length="0.016cm" draw:distance="0.016cm"/>
    <draw:stroke-dash draw:name="Dashed_20__28_var_29__20_6048" draw:display-name="Dashed (var) 6048" draw:style="rect" draw:dots1="1" draw:dots1-length="0.016cm" draw:dots2="1" draw:dots2-length="0.016cm" draw:distance="0.016cm"/>
    <draw:stroke-dash draw:name="Dashed_20__28_var_29__20_6049" draw:display-name="Dashed (var) 6049" draw:style="rect" draw:dots1="1" draw:dots1-length="0.016cm" draw:dots2="1" draw:dots2-length="0.016cm" draw:distance="0.016cm"/>
    <draw:stroke-dash draw:name="Dashed_20__28_var_29__20_6050" draw:display-name="Dashed (var) 6050" draw:style="rect" draw:dots1="1" draw:dots1-length="0.016cm" draw:dots2="1" draw:dots2-length="0.016cm" draw:distance="0.016cm"/>
    <draw:stroke-dash draw:name="Dashed_20__28_var_29__20_6051" draw:display-name="Dashed (var) 6051" draw:style="rect" draw:dots1="1" draw:dots1-length="0.016cm" draw:dots2="1" draw:dots2-length="0.016cm" draw:distance="0.016cm"/>
    <draw:stroke-dash draw:name="Dashed_20__28_var_29__20_6052" draw:display-name="Dashed (var) 6052" draw:style="rect" draw:dots1="1" draw:dots1-length="0.016cm" draw:dots2="1" draw:dots2-length="0.016cm" draw:distance="0.016cm"/>
    <draw:stroke-dash draw:name="Dashed_20__28_var_29__20_6053" draw:display-name="Dashed (var) 6053" draw:style="rect" draw:dots1="1" draw:dots1-length="0.016cm" draw:dots2="1" draw:dots2-length="0.016cm" draw:distance="0.016cm"/>
    <draw:stroke-dash draw:name="Dashed_20__28_var_29__20_6054" draw:display-name="Dashed (var) 6054" draw:style="rect" draw:dots1="1" draw:dots1-length="0.016cm" draw:dots2="1" draw:dots2-length="0.016cm" draw:distance="0.016cm"/>
    <draw:stroke-dash draw:name="Dashed_20__28_var_29__20_6055" draw:display-name="Dashed (var) 6055" draw:style="rect" draw:dots1="1" draw:dots1-length="0.016cm" draw:dots2="1" draw:dots2-length="0.016cm" draw:distance="0.016cm"/>
    <draw:stroke-dash draw:name="Dashed_20__28_var_29__20_6056" draw:display-name="Dashed (var) 6056" draw:style="rect" draw:dots1="1" draw:dots1-length="0.016cm" draw:dots2="1" draw:dots2-length="0.016cm" draw:distance="0.016cm"/>
    <draw:stroke-dash draw:name="Dashed_20__28_var_29__20_6057" draw:display-name="Dashed (var) 6057" draw:style="rect" draw:dots1="1" draw:dots1-length="0.016cm" draw:dots2="1" draw:dots2-length="0.016cm" draw:distance="0.016cm"/>
    <draw:stroke-dash draw:name="Dashed_20__28_var_29__20_6058" draw:display-name="Dashed (var) 6058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23:31.538064977</meta:creation-date>
    <dc:date>2018-05-19T18:23:51.341831246</dc:date>
    <meta:editing-duration>PT20S</meta:editing-duration>
    <meta:editing-cycles>1</meta:editing-cycles>
    <meta:document-statistic meta:object-count="245"/>
    <meta:generator>LibreOffice/6.0.0.3$MacOSX_X86_64 LibreOffice_project/64a0f66915f38c6217de274f0aa8e15618924765</meta:generator>
  </office:meta>
</office:document-meta>
</file>